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ítulo_20_1">
      <style:text-properties fo:font-weight="bold" officeooo:rsid="001e27d2" officeooo:paragraph-rsid="001d0729" style:font-weight-asian="bold" style:font-weight-complex="bold"/>
    </style:style>
    <style:style style:name="P2" style:family="paragraph" style:parent-style-name="Título_20_1">
      <style:text-properties fo:font-weight="bold" officeooo:rsid="0030c924" officeooo:paragraph-rsid="0030c924" style:font-weight-asian="bold" style:font-weight-complex="bold"/>
    </style:style>
    <style:style style:name="P3" style:family="paragraph" style:parent-style-name="Título_20_1">
      <style:text-properties style:font-name="Marco Polo SC3" fo:font-weight="bold" officeooo:rsid="001d0729" officeooo:paragraph-rsid="001d0729" style:font-weight-asian="bold" style:font-weight-complex="bold"/>
    </style:style>
    <style:style style:name="P4"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P5" style:family="paragraph" style:parent-style-name="Footer">
      <style:paragraph-properties fo:text-align="center" style:justify-single-word="false"/>
      <style:text-properties style:font-name="Marco Polo SC3" officeooo:rsid="0021b0d2" officeooo:paragraph-rsid="0021b0d2"/>
    </style:style>
    <style:style style:name="P6" style:family="paragraph" style:parent-style-name="Footer">
      <style:text-properties officeooo:rsid="001d0729" officeooo:paragraph-rsid="001d0729"/>
    </style:style>
    <style:style style:name="P7" style:family="paragraph" style:parent-style-name="Header">
      <style:paragraph-properties fo:text-align="start" style:justify-single-word="false"/>
      <style:text-properties officeooo:paragraph-rsid="0021b0d2"/>
    </style:style>
    <style:style style:name="P8" style:family="paragraph" style:parent-style-name="Header">
      <style:text-properties style:text-underline-style="solid" style:text-underline-width="auto" style:text-underline-color="font-color"/>
    </style:style>
    <style:style style:name="P9" style:family="paragraph" style:parent-style-name="Header">
      <style:text-properties style:text-underline-style="solid" style:text-underline-width="auto" style:text-underline-color="font-color" officeooo:rsid="003146c3" officeooo:paragraph-rsid="003146c3"/>
    </style:style>
    <style:style style:name="P10" style:family="paragraph" style:parent-style-name="Header">
      <style:text-properties style:text-underline-style="solid" style:text-underline-width="auto" style:text-underline-color="font-color" officeooo:rsid="003146c3" officeooo:paragraph-rsid="0032ea28"/>
    </style:style>
    <style:style style:name="P11" style:family="paragraph" style:parent-style-name="Text_20_body">
      <style:paragraph-properties fo:text-align="justify" style:justify-single-word="false"/>
      <style:text-properties style:font-name="Caslon Antique1" officeooo:rsid="0017260a" officeooo:paragraph-rsid="001d0729"/>
    </style:style>
    <style:style style:name="P12" style:family="paragraph" style:parent-style-name="Text_20_body">
      <style:text-properties officeooo:rsid="002334a8" officeooo:paragraph-rsid="002334a8"/>
    </style:style>
    <style:style style:name="P13" style:family="paragraph" style:parent-style-name="Text_20_body">
      <style:text-properties officeooo:rsid="002958ae" officeooo:paragraph-rsid="002958ae"/>
    </style:style>
    <style:style style:name="P14" style:family="paragraph" style:parent-style-name="Text_20_body">
      <style:text-properties fo:font-style="italic" officeooo:rsid="0035be5d" officeooo:paragraph-rsid="0035be5d" style:font-style-asian="italic" style:font-style-complex="italic"/>
    </style:style>
    <style:style style:name="P15" style:family="paragraph" style:parent-style-name="Standard">
      <style:paragraph-properties fo:break-before="page"/>
      <style:text-properties style:font-name="Caslon Antique1"/>
    </style:style>
    <style:style style:name="P16" style:family="paragraph" style:parent-style-name="Standard">
      <style:paragraph-properties fo:line-height="100%" fo:text-align="center" style:justify-single-word="false" fo:break-before="page"/>
      <style:text-properties style:font-name="Caslon Antique1" fo:font-size="12pt" officeooo:rsid="0012df67" officeooo:paragraph-rsid="0012df67" style:font-size-asian="12pt" style:font-size-complex="12pt"/>
    </style:style>
    <style:style style:name="P17" style:family="paragraph" style:parent-style-name="Standard">
      <style:paragraph-properties fo:text-align="center" style:justify-single-word="false" fo:break-before="page"/>
      <style:text-properties style:font-name="Marco Polo SC3" officeooo:rsid="0012df67" officeooo:paragraph-rsid="0012df67"/>
    </style:style>
    <style:style style:name="P18" style:family="paragraph" style:parent-style-name="Standard">
      <style:paragraph-properties fo:text-align="center" style:justify-single-word="false" fo:break-before="page"/>
      <style:text-properties style:font-name="Marco Polo SC3" fo:font-size="12pt" officeooo:rsid="0013eecb" officeooo:paragraph-rsid="0013eecb" style:font-size-asian="12pt" style:font-size-complex="12pt"/>
    </style:style>
    <style:style style:name="P19" style:family="paragraph" style:parent-style-name="Título_20_1">
      <style:paragraph-properties fo:break-before="page"/>
    </style:style>
    <style:style style:name="P20" style:family="paragraph" style:parent-style-name="Standard">
      <style:paragraph-properties fo:text-align="center" style:justify-single-word="false"/>
      <style:text-properties style:font-name="Marco Polo SC3" officeooo:rsid="0012df67" officeooo:paragraph-rsid="0012df67"/>
    </style:style>
    <style:style style:name="P21" style:family="paragraph" style:parent-style-name="Standard">
      <style:paragraph-properties fo:text-align="center" style:justify-single-word="false"/>
      <style:text-properties style:font-name="Marco Polo SC3" fo:font-size="20pt" officeooo:rsid="0012df67" officeooo:paragraph-rsid="0012df67" style:font-size-asian="20pt" style:font-size-complex="20pt"/>
    </style:style>
    <style:style style:name="P22" style:family="paragraph" style:parent-style-name="Standard">
      <style:paragraph-properties fo:text-align="center" style:justify-single-word="false"/>
      <style:text-properties style:font-name="Marco Polo SC3" fo:font-size="12pt" officeooo:rsid="0013eecb" officeooo:paragraph-rsid="0013eecb" style:font-size-asian="12pt" style:font-size-complex="12pt"/>
    </style:style>
    <style:style style:name="P23" style:family="paragraph" style:parent-style-name="Standard">
      <style:paragraph-properties fo:text-align="center" style:justify-single-word="false"/>
      <style:text-properties style:font-name="Caslon Antique1" officeooo:rsid="0012df67" officeooo:paragraph-rsid="0012df67"/>
    </style:style>
    <style:style style:name="P24" style:family="paragraph" style:parent-style-name="Standard">
      <style:paragraph-properties fo:text-align="center" style:justify-single-word="false"/>
      <style:text-properties style:font-name="Caslon Antique1" fo:font-size="16pt" officeooo:rsid="0012df67" officeooo:paragraph-rsid="0012df67" style:font-size-asian="16pt" style:font-size-complex="16pt"/>
    </style:style>
    <style:style style:name="P25" style:family="paragraph" style:parent-style-name="Standard">
      <style:paragraph-properties fo:line-height="100%" fo:text-align="center" style:justify-single-word="false"/>
      <style:text-properties style:font-name="Caslon Antique1" fo:font-size="12pt" officeooo:rsid="0012df67" officeooo:paragraph-rsid="0012df67" style:font-size-asian="12pt" style:font-size-complex="12pt"/>
    </style:style>
    <style:style style:name="P26" style:family="paragraph" style:parent-style-name="Standard">
      <style:paragraph-properties fo:text-align="justify" style:justify-single-word="false"/>
      <style:text-properties style:font-name="Caslon Antique1" fo:font-size="12pt" officeooo:rsid="001c7d90" officeooo:paragraph-rsid="001d0729" style:font-size-asian="12pt" style:font-size-complex="12pt"/>
    </style:style>
    <style:style style:name="P27" style:family="paragraph" style:parent-style-name="Standard">
      <style:paragraph-properties fo:text-align="justify" style:justify-single-word="false"/>
      <style:text-properties style:font-name="Caslon Antique1" officeooo:rsid="0017260a" officeooo:paragraph-rsid="001d0729"/>
    </style:style>
    <style:style style:name="P28" style:family="paragraph" style:parent-style-name="Standard">
      <style:paragraph-properties fo:text-align="justify" style:justify-single-word="false"/>
      <style:text-properties officeooo:paragraph-rsid="001d0729"/>
    </style:style>
    <style:style style:name="P29" style:family="paragraph" style:parent-style-name="Standard" style:master-page-name="">
      <loext:graphic-properties draw:fill="none"/>
      <style:paragraph-properties fo:margin-left="3cm" fo:margin-right="3cm" fo:text-align="center" style:justify-single-word="false" fo:text-indent="0cm" style:auto-text-indent="false" style:page-number="auto" fo:background-color="transparent"/>
      <style:text-properties fo:font-size="14pt" officeooo:paragraph-rsid="0013eecb" style:font-size-asian="14pt" style:font-size-complex="14pt"/>
    </style:style>
    <style:style style:name="P30" style:family="paragraph" style:parent-style-name="Standard">
      <loext:graphic-properties draw:fill="none"/>
      <style:paragraph-properties fo:margin-left="3cm" fo:margin-right="3cm" fo:text-align="center" style:justify-single-word="false" fo:text-indent="0cm" style:auto-text-indent="false" fo:background-color="transparent"/>
      <style:text-properties style:font-name="Marco Polo SC" fo:font-size="14pt" fo:font-style="normal" fo:font-weight="normal" style:font-size-asian="14pt" style:font-style-asian="normal" style:font-weight-asian="normal" style:font-size-complex="14pt"/>
    </style:style>
    <style:style style:name="P31" style:family="paragraph" style:parent-style-name="Título_20_2">
      <style:paragraph-properties fo:break-before="column"/>
    </style:style>
    <style:style style:name="P32" style:family="paragraph" style:parent-style-name="Título_20_2">
      <style:paragraph-properties fo:break-before="column"/>
      <style:text-properties officeooo:rsid="00216989" officeooo:paragraph-rsid="00216989"/>
    </style:style>
    <style:style style:name="P33" style:family="paragraph" style:parent-style-name="Título_20_2">
      <style:paragraph-properties fo:break-before="column"/>
      <style:text-properties officeooo:rsid="00216989" officeooo:paragraph-rsid="0032ea28"/>
    </style:style>
    <style:style style:name="P34" style:family="paragraph" style:parent-style-name="Título_20_2">
      <style:paragraph-properties fo:break-before="column"/>
      <style:text-properties officeooo:rsid="00280b7e" officeooo:paragraph-rsid="00280b7e"/>
    </style:style>
    <style:style style:name="P35" style:family="paragraph" style:parent-style-name="Título_20_2">
      <style:paragraph-properties fo:break-before="column"/>
      <style:text-properties officeooo:rsid="00280b7e" officeooo:paragraph-rsid="00386e45"/>
    </style:style>
    <style:style style:name="P36" style:family="paragraph" style:parent-style-name="Título_20_2">
      <style:paragraph-properties fo:break-before="column"/>
      <style:text-properties officeooo:rsid="0039267a" officeooo:paragraph-rsid="0039267a"/>
    </style:style>
    <style:style style:name="P37" style:family="paragraph" style:parent-style-name="Text_20_body">
      <style:paragraph-properties fo:break-before="column"/>
      <style:text-properties officeooo:rsid="002958ae" officeooo:paragraph-rsid="002958ae"/>
    </style:style>
    <style:style style:name="P38" style:family="paragraph" style:parent-style-name="Text_20_body">
      <style:paragraph-properties fo:margin-top="0cm" fo:margin-bottom="0.046cm" loext:contextual-spacing="false" fo:text-align="justify" style:justify-single-word="false"/>
      <style:text-properties style:font-name="Caslon Antique1"/>
    </style:style>
    <style:style style:name="P39"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86e45"/>
    </style:style>
    <style:style style:name="P40"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88b4a"/>
    </style:style>
    <style:style style:name="P41" style:family="paragraph" style:parent-style-name="Text_20_body">
      <style:paragraph-properties fo:margin-top="0cm" fo:margin-bottom="0.046cm" loext:contextual-spacing="false" fo:text-align="justify" style:justify-single-word="false"/>
      <style:text-properties style:font-name="Caslon Antique1" officeooo:rsid="00386e45" officeooo:paragraph-rsid="003c912b"/>
    </style:style>
    <style:style style:name="P42" style:family="paragraph" style:parent-style-name="Text_20_body">
      <style:paragraph-properties fo:margin-top="0cm" fo:margin-bottom="0cm" loext:contextual-spacing="false" fo:text-align="justify" style:justify-single-word="false"/>
      <style:text-properties style:font-name="Caslon Antique1"/>
    </style:style>
    <style:style style:name="P43" style:family="paragraph" style:parent-style-name="Text_20_body">
      <style:paragraph-properties fo:margin-top="0cm" fo:margin-bottom="0cm" loext:contextual-spacing="false" fo:text-align="justify" style:justify-single-word="false"/>
      <style:text-properties style:font-name="Caslon Antique1" officeooo:paragraph-rsid="00209371"/>
    </style:style>
    <style:style style:name="P44"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209371"/>
    </style:style>
    <style:style style:name="P45"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86e45"/>
    </style:style>
    <style:style style:name="P46"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88b4a"/>
    </style:style>
    <style:style style:name="P47" style:family="paragraph" style:parent-style-name="Text_20_body">
      <style:paragraph-properties fo:margin-top="0cm" fo:margin-bottom="0cm" loext:contextual-spacing="false" fo:text-align="justify" style:justify-single-word="false"/>
      <style:text-properties style:font-name="Caslon Antique1" officeooo:rsid="00209371" officeooo:paragraph-rsid="003c912b"/>
    </style:style>
    <style:style style:name="P48" style:family="paragraph" style:parent-style-name="Text_20_body">
      <style:paragraph-properties fo:margin-top="0cm" fo:margin-bottom="0cm" loext:contextual-spacing="false" fo:text-align="justify" style:justify-single-word="false"/>
      <style:text-properties style:font-name="Caslon Antique1" officeooo:rsid="00216989" officeooo:paragraph-rsid="00216989"/>
    </style:style>
    <style:style style:name="P49" style:family="paragraph" style:parent-style-name="Text_20_body">
      <style:paragraph-properties fo:margin-top="0cm" fo:margin-bottom="0cm" loext:contextual-spacing="false" fo:text-align="justify" style:justify-single-word="false">
        <style:tab-stops/>
      </style:paragraph-properties>
      <style:text-properties style:font-name="Caslon Antique1" officeooo:rsid="00216989" officeooo:paragraph-rsid="0032ea28"/>
    </style:style>
    <style:style style:name="P50" style:family="paragraph" style:parent-style-name="Text_20_body">
      <style:paragraph-properties fo:margin-top="0cm" fo:margin-bottom="0cm" loext:contextual-spacing="false"/>
      <style:text-properties style:font-name="Caslon Antique1" officeooo:rsid="00216989" officeooo:paragraph-rsid="00216989"/>
    </style:style>
    <style:style style:name="P51" style:family="paragraph" style:parent-style-name="Text_20_body">
      <style:paragraph-properties fo:margin-top="0cm" fo:margin-bottom="0cm" loext:contextual-spacing="false" fo:text-align="justify" style:justify-single-word="false"/>
      <style:text-properties style:font-name="Caslon Antique1" officeooo:rsid="0022a8c6" officeooo:paragraph-rsid="0022a8c6"/>
    </style:style>
    <style:style style:name="P52" style:family="paragraph" style:parent-style-name="Text_20_body">
      <style:paragraph-properties fo:margin-top="0cm" fo:margin-bottom="0cm" loext:contextual-spacing="false"/>
      <style:text-properties style:font-name="Caslon Antique1" fo:font-size="12pt" fo:font-style="normal" fo:font-weight="normal" officeooo:rsid="0022c0fc" officeooo:paragraph-rsid="002334a8" style:font-name-asian="Noto Sans CJK SC" style:font-size-asian="28pt" style:font-weight-asian="normal" style:font-name-complex="Lohit Devanagari" style:font-size-complex="28pt" style:font-weight-complex="normal"/>
    </style:style>
    <style:style style:name="P53" style:family="paragraph" style:parent-style-name="Text_20_body">
      <style:paragraph-properties fo:margin-top="0cm" fo:margin-bottom="0cm" loext:contextual-spacing="false" fo:text-align="justify" style:justify-single-word="false"/>
      <style:text-properties style:font-name="Caslon Antique1" officeooo:rsid="001f87fa" officeooo:paragraph-rsid="00209371"/>
    </style:style>
    <style:style style:name="P54"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86e45"/>
    </style:style>
    <style:style style:name="P55"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912b"/>
    </style:style>
    <style:style style:name="P56" style:family="paragraph" style:parent-style-name="Text_20_body">
      <style:paragraph-properties fo:margin-top="0cm" fo:margin-bottom="0cm" loext:contextual-spacing="false"/>
      <style:text-properties officeooo:rsid="002334a8" officeooo:paragraph-rsid="002334a8"/>
    </style:style>
    <style:style style:name="P57" style:family="paragraph" style:parent-style-name="Text_20_body">
      <style:paragraph-properties fo:margin-top="0cm" fo:margin-bottom="0cm" loext:contextual-spacing="false"/>
      <style:text-properties officeooo:rsid="00280b7e" officeooo:paragraph-rsid="00280b7e"/>
    </style:style>
    <style:style style:name="P58" style:family="paragraph" style:parent-style-name="Text_20_body">
      <style:paragraph-properties fo:margin-top="0cm" fo:margin-bottom="0cm" loext:contextual-spacing="false"/>
      <style:text-properties officeooo:rsid="00280b7e" officeooo:paragraph-rsid="00386e45"/>
    </style:style>
    <style:style style:name="P59" style:family="paragraph" style:parent-style-name="Text_20_body">
      <style:paragraph-properties fo:margin-top="0cm" fo:margin-bottom="0cm" loext:contextual-spacing="false"/>
      <style:text-properties officeooo:paragraph-rsid="00280b7e"/>
    </style:style>
    <style:style style:name="P60" style:family="paragraph" style:parent-style-name="Text_20_body">
      <style:paragraph-properties fo:margin-top="0cm" fo:margin-bottom="0cm" loext:contextual-spacing="false"/>
      <style:text-properties officeooo:rsid="002958ae" officeooo:paragraph-rsid="002958ae"/>
    </style:style>
    <style:style style:name="P61" style:family="paragraph" style:parent-style-name="Text_20_body">
      <style:paragraph-properties fo:margin-top="0cm" fo:margin-bottom="0cm" loext:contextual-spacing="false"/>
      <style:text-properties officeooo:rsid="002958ae" officeooo:paragraph-rsid="00386e45"/>
    </style:style>
    <style:style style:name="P62" style:family="paragraph" style:parent-style-name="Text_20_body">
      <style:paragraph-properties fo:margin-top="0cm" fo:margin-bottom="0cm" loext:contextual-spacing="false" fo:text-align="center" style:justify-single-word="false"/>
      <style:text-properties officeooo:rsid="0030c924" officeooo:paragraph-rsid="0030c924"/>
    </style:style>
    <style:style style:name="P63" style:family="paragraph" style:parent-style-name="Text_20_body">
      <style:paragraph-properties fo:margin-top="0cm" fo:margin-bottom="0cm" loext:contextual-spacing="false" fo:text-align="justify" style:justify-single-word="false"/>
      <style:text-properties officeooo:rsid="0030c924" officeooo:paragraph-rsid="0030c924"/>
    </style:style>
    <style:style style:name="P64" style:family="paragraph" style:parent-style-name="Text_20_body">
      <style:paragraph-properties fo:margin-top="0cm" fo:margin-bottom="0cm" loext:contextual-spacing="false" fo:text-align="justify" style:justify-single-word="false"/>
      <style:text-properties officeooo:rsid="0030c924" officeooo:paragraph-rsid="003146c3"/>
    </style:style>
    <style:style style:name="P65" style:family="paragraph" style:parent-style-name="Text_20_body">
      <style:paragraph-properties fo:margin-top="0cm" fo:margin-bottom="0cm" loext:contextual-spacing="false" fo:text-align="justify" style:justify-single-word="false">
        <style:tab-stops/>
      </style:paragraph-properties>
      <style:text-properties officeooo:rsid="00344232" officeooo:paragraph-rsid="0032ea28"/>
    </style:style>
    <style:style style:name="P66" style:family="paragraph" style:parent-style-name="Text_20_body">
      <style:paragraph-properties fo:margin-top="0cm" fo:margin-bottom="0cm" loext:contextual-spacing="false"/>
      <style:text-properties fo:font-style="italic" officeooo:rsid="00344232" officeooo:paragraph-rsid="00344232" style:font-style-asian="italic" style:font-style-complex="italic"/>
    </style:style>
    <style:style style:name="P67" style:family="paragraph" style:parent-style-name="Text_20_body">
      <style:paragraph-properties fo:margin-top="0cm" fo:margin-bottom="0cm" loext:contextual-spacing="false"/>
      <style:text-properties fo:font-style="italic" officeooo:rsid="0035be5d" officeooo:paragraph-rsid="0035be5d" style:font-style-asian="italic" style:font-style-complex="italic"/>
    </style:style>
    <style:style style:name="P68" style:family="paragraph" style:parent-style-name="Text_20_body">
      <style:paragraph-properties fo:margin-top="0cm" fo:margin-bottom="0cm" loext:contextual-spacing="false"/>
      <style:text-properties officeooo:paragraph-rsid="00386e45"/>
    </style:style>
    <style:style style:name="P69" style:family="paragraph" style:parent-style-name="Text_20_body">
      <style:paragraph-properties fo:margin-top="0cm" fo:margin-bottom="0cm" loext:contextual-spacing="false"/>
      <style:text-properties officeooo:paragraph-rsid="0035be5d"/>
    </style:style>
    <style:style style:name="P70" style:family="paragraph" style:parent-style-name="Text_20_body">
      <style:paragraph-properties fo:margin-top="0cm" fo:margin-bottom="0cm" loext:contextual-spacing="false"/>
      <style:text-properties officeooo:rsid="0039267a" officeooo:paragraph-rsid="0039267a"/>
    </style:style>
    <style:style style:name="P71" style:family="paragraph" style:parent-style-name="Text_20_body">
      <style:paragraph-properties fo:margin-top="0cm" fo:margin-bottom="0cm" loext:contextual-spacing="false"/>
      <style:text-properties officeooo:rsid="0039267a" officeooo:paragraph-rsid="0039d60c"/>
    </style:style>
    <style:style style:name="P72" style:family="paragraph" style:parent-style-name="Text_20_body">
      <style:paragraph-properties fo:margin-top="0cm" fo:margin-bottom="0cm" loext:contextual-spacing="false" fo:break-before="column"/>
      <style:text-properties officeooo:rsid="002958ae" officeooo:paragraph-rsid="002958ae"/>
    </style:style>
    <style:style style:name="P73" style:family="paragraph" style:parent-style-name="Título_20_2">
      <style:text-properties officeooo:paragraph-rsid="00209371"/>
    </style:style>
    <style:style style:name="P74" style:family="paragraph" style:parent-style-name="Título_20_2">
      <style:text-properties style:font-name="Marco Polo SC1" fo:font-size="12pt" fo:font-style="normal" fo:font-weight="bold" officeooo:rsid="0022c0fc" officeooo:paragraph-rsid="0022c0fc" style:font-name-asian="Noto Sans CJK SC" style:font-size-asian="28pt" style:font-weight-asian="bold" style:font-name-complex="Lohit Devanagari" style:font-size-complex="28pt" style:font-weight-complex="bold"/>
    </style:style>
    <style:style style:name="P75" style:family="paragraph" style:parent-style-name="Título_20_2">
      <style:text-properties officeooo:rsid="002334a8" officeooo:paragraph-rsid="002334a8"/>
    </style:style>
    <style:style style:name="P76" style:family="paragraph" style:parent-style-name="Título_20_2">
      <style:text-properties officeooo:rsid="002334a8" officeooo:paragraph-rsid="003cacbc"/>
    </style:style>
    <style:style style:name="P77" style:family="paragraph" style:parent-style-name="Título_20_2">
      <style:text-properties officeooo:rsid="002958ae" officeooo:paragraph-rsid="002958ae"/>
    </style:style>
    <style:style style:name="P78" style:family="paragraph" style:parent-style-name="Título_20_2">
      <style:text-properties officeooo:rsid="002958ae" officeooo:paragraph-rsid="00386e45"/>
    </style:style>
    <style:style style:name="P79" style:family="paragraph" style:parent-style-name="Título_20_2">
      <style:text-properties officeooo:paragraph-rsid="00386e45"/>
    </style:style>
    <style:style style:name="P80" style:family="paragraph" style:parent-style-name="Título_20_2">
      <style:text-properties officeooo:rsid="001f87fa" officeooo:paragraph-rsid="00386e45"/>
    </style:style>
    <style:style style:name="P81" style:family="paragraph" style:parent-style-name="Título_20_2">
      <style:text-properties officeooo:rsid="001f87fa" officeooo:paragraph-rsid="003c912b"/>
    </style:style>
    <style:style style:name="P82" style:family="paragraph" style:parent-style-name="Título_20_2">
      <style:text-properties officeooo:paragraph-rsid="00388b4a"/>
    </style:style>
    <style:style style:name="P83" style:family="paragraph" style:parent-style-name="Título_20_2">
      <style:text-properties officeooo:paragraph-rsid="003c912b"/>
    </style:style>
    <style:style style:name="P84" style:family="paragraph" style:parent-style-name="Título_20_2">
      <style:paragraph-properties fo:margin-top="0.423cm" fo:margin-bottom="0.212cm" loext:contextual-spacing="false"/>
    </style:style>
    <style:style style:name="P85" style:family="paragraph" style:parent-style-name="Título_20_2">
      <style:paragraph-properties fo:margin-top="0.423cm" fo:margin-bottom="0.212cm" loext:contextual-spacing="false"/>
      <style:text-properties officeooo:rsid="001f87fa" officeooo:paragraph-rsid="00386e45"/>
    </style:style>
    <style:style style:name="P86" style:family="paragraph" style:parent-style-name="Título_20_2">
      <style:paragraph-properties fo:margin-top="0.423cm" fo:margin-bottom="0.212cm" loext:contextual-spacing="false"/>
      <style:text-properties officeooo:rsid="001f87fa" officeooo:paragraph-rsid="00388b4a"/>
    </style:style>
    <style:style style:name="P87" style:family="paragraph" style:parent-style-name="Título_20_2">
      <style:paragraph-properties fo:margin-top="0.423cm" fo:margin-bottom="0.212cm" loext:contextual-spacing="false"/>
      <style:text-properties officeooo:rsid="001f87fa" officeooo:paragraph-rsid="003c912b"/>
    </style:style>
    <style:style style:name="P88" style:family="paragraph" style:parent-style-name="Título_20_2">
      <style:paragraph-properties fo:margin-top="0.423cm" fo:margin-bottom="0.212cm" loext:contextual-spacing="false" fo:break-before="column"/>
      <style:text-properties officeooo:rsid="0022a8c6" officeooo:paragraph-rsid="0022a8c6"/>
    </style:style>
    <style:style style:name="P89"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3cacbc" style:font-name-asian="Noto Sans CJK SC" style:font-size-asian="28pt" style:font-weight-asian="bold" style:font-name-complex="Lohit Devanagari" style:font-size-complex="28pt" style:font-weight-complex="bold"/>
    </style:style>
    <style:style style:name="P90" style:family="paragraph" style:parent-style-name="Standard" style:master-page-name="Capítulo_20_1_20_-_20_Introdução">
      <style:paragraph-properties fo:text-align="justify" style:justify-single-word="false" style:page-number="11"/>
      <style:text-properties style:font-name="Caslon Antique1" fo:font-size="12pt" officeooo:rsid="0013eecb" officeooo:paragraph-rsid="001d0729" style:font-size-asian="12pt" style:font-size-complex="12pt"/>
    </style:style>
    <style:style style:name="P91" style:family="paragraph" style:parent-style-name="Standard" style:master-page-name="Standard">
      <style:paragraph-properties fo:text-align="justify" style:justify-single-word="false" style:page-number="auto"/>
      <style:text-properties style:font-name="Caslon Antique1" officeooo:rsid="0017260a" officeooo:paragraph-rsid="001d0729"/>
    </style:style>
    <style:style style:name="P92"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P93"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P94" style:family="paragraph" style:parent-style-name="Text_20_body" style:master-page-name="Capítulo_20_3_20_-_20_Santo_20_Rosário">
      <style:paragraph-properties fo:margin-top="0cm" fo:margin-bottom="0cm" loext:contextual-spacing="false" fo:text-align="center" style:justify-single-word="false" style:page-number="auto"/>
      <style:text-properties officeooo:rsid="0030c924" officeooo:paragraph-rsid="0030c924"/>
    </style:style>
    <style:style style:name="P95" style:family="paragraph" style:parent-style-name="Text_20_body">
      <style:paragraph-properties fo:margin-top="0cm" fo:margin-bottom="0cm" loext:contextual-spacing="false"/>
      <style:text-properties fo:font-style="normal" officeooo:rsid="0035be5d" officeooo:paragraph-rsid="0035be5d" style:font-style-asian="normal" style:font-style-complex="normal"/>
    </style:style>
    <style:style style:name="P96" style:family="paragraph" style:parent-style-name="Text_20_body">
      <style:paragraph-properties fo:margin-top="0cm" fo:margin-bottom="0cm" loext:contextual-spacing="false"/>
      <style:text-properties fo:letter-spacing="0.011cm" fo:font-style="normal" officeooo:rsid="002958ae" officeooo:paragraph-rsid="00386e45" style:font-style-asian="normal" style:font-style-complex="normal"/>
    </style:style>
    <style:style style:name="P97" style:family="paragraph" style:parent-style-name="Text_20_body">
      <style:paragraph-properties fo:margin-top="0cm" fo:margin-bottom="0cm" loext:contextual-spacing="false"/>
      <style:text-properties fo:letter-spacing="0.011cm" fo:font-style="normal" officeooo:rsid="00386e45" officeooo:paragraph-rsid="00386e45" style:font-style-asian="normal" style:font-style-complex="normal"/>
    </style:style>
    <style:style style:name="P98"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386e45" officeooo:paragraph-rsid="00386e45" style:font-style-asian="normal" style:font-style-complex="normal"/>
    </style:style>
    <style:style style:name="P99"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386e45" officeooo:paragraph-rsid="00388b4a" style:font-style-asian="normal" style:font-style-complex="normal"/>
    </style:style>
    <style:style style:name="P100"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1f87fa" officeooo:paragraph-rsid="00386e45" style:font-style-asian="normal" style:font-style-complex="normal"/>
    </style:style>
    <style:style style:name="P101"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1f87fa" officeooo:paragraph-rsid="00388b4a" style:font-style-asian="normal" style:font-style-complex="normal"/>
    </style:style>
    <style:style style:name="P102"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86e45" style:font-style-asian="normal" style:font-style-complex="normal"/>
    </style:style>
    <style:style style:name="P103"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88b4a" style:font-style-asian="normal" style:font-style-complex="normal"/>
    </style:style>
    <style:style style:name="P104" style:family="paragraph" style:parent-style-name="Text_20_body">
      <style:paragraph-properties fo:margin-top="0cm" fo:margin-bottom="0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105" style:family="paragraph" style:parent-style-name="Text_20_body">
      <style:paragraph-properties fo:margin-top="0cm" fo:margin-bottom="0cm" loext:contextual-spacing="false" fo:text-align="center" style:justify-single-word="false"/>
      <style:text-properties style:font-name="Caslon Antique1" fo:letter-spacing="0.011cm" fo:font-style="normal" fo:font-weight="bold" officeooo:rsid="00216989" officeooo:paragraph-rsid="00408f02" style:font-style-asian="normal" style:font-weight-asian="bold" style:font-style-complex="normal" style:font-weight-complex="bold"/>
    </style:style>
    <style:style style:name="P106" style:family="paragraph" style:parent-style-name="Text_20_body">
      <style:paragraph-properties fo:margin-top="0cm" fo:margin-bottom="0cm" loext:contextual-spacing="false" fo:text-align="justify" style:justify-single-word="false"/>
      <style:text-properties style:font-name="Caslon Antique1" officeooo:rsid="00386e45" officeooo:paragraph-rsid="003cacbc"/>
    </style:style>
    <style:style style:name="P107" style:family="paragraph" style:parent-style-name="Text_20_body">
      <style:paragraph-properties fo:margin-top="0cm" fo:margin-bottom="0cm" loext:contextual-spacing="false" fo:text-align="justify" style:justify-single-word="false"/>
      <style:text-properties style:font-name="Caslon Antique1" fo:letter-spacing="-0.004cm" officeooo:rsid="002334a8" officeooo:paragraph-rsid="003cacbc"/>
    </style:style>
    <style:style style:name="P108"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3c912b"/>
    </style:style>
    <style:style style:name="P109"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435a7f"/>
    </style:style>
    <style:style style:name="P110" style:family="paragraph" style:parent-style-name="Text_20_body">
      <style:paragraph-properties fo:margin-top="0cm" fo:margin-bottom="0cm" loext:contextual-spacing="false" fo:text-align="justify" style:justify-single-word="false"/>
      <style:text-properties style:font-name="Caslon Antique1" fo:letter-spacing="normal" officeooo:rsid="00209371" officeooo:paragraph-rsid="00479e99"/>
    </style:style>
    <style:style style:name="P111"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386e45" officeooo:paragraph-rsid="00433f62" style:font-weight-asian="normal" style:font-weight-complex="normal"/>
    </style:style>
    <style:style style:name="P112" style:family="paragraph" style:parent-style-name="Text_20_body">
      <style:paragraph-properties fo:margin-top="0cm" fo:margin-bottom="0cm" loext:contextual-spacing="false" fo:text-align="justify" style:justify-single-word="false"/>
      <style:text-properties style:font-name="Caslon Antique1" fo:letter-spacing="normal" fo:font-weight="normal" officeooo:rsid="00386e45" officeooo:paragraph-rsid="00435a7f" style:font-weight-asian="normal" style:font-weight-complex="normal"/>
    </style:style>
    <style:style style:name="P113"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3c912b"/>
    </style:style>
    <style:style style:name="P114"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435a7f"/>
    </style:style>
    <style:style style:name="P115" style:family="paragraph" style:parent-style-name="Text_20_body">
      <style:paragraph-properties fo:margin-top="0cm" fo:margin-bottom="0cm" loext:contextual-spacing="false" fo:text-align="justify" style:justify-single-word="false"/>
      <style:text-properties style:font-name="Caslon Antique1" fo:letter-spacing="normal" officeooo:rsid="00386e45" officeooo:paragraph-rsid="00479e99"/>
    </style:style>
    <style:style style:name="P116" style:family="paragraph" style:parent-style-name="Text_20_body">
      <style:paragraph-properties fo:margin-top="0cm" fo:margin-bottom="0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117"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18"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679e0" style:font-style-asian="normal" style:font-weight-asian="normal" style:font-style-complex="normal" style:font-weight-complex="normal"/>
    </style:style>
    <style:style style:name="P119" style:family="paragraph" style:parent-style-name="Text_20_body">
      <style:paragraph-properties fo:margin-top="0cm" fo:margin-bottom="0cm" loext:contextual-spacing="false" fo:text-align="justify" style:justify-single-word="false"/>
      <style:text-properties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20" style:family="paragraph" style:parent-style-name="Text_20_body">
      <style:paragraph-properties fo:margin-top="0cm" fo:margin-bottom="0cm" loext:contextual-spacing="false" fo:text-align="center" style:justify-single-word="false"/>
      <style:text-properties style:font-name="Caslon Antique1" fo:letter-spacing="normal" fo:font-style="normal" fo:font-weight="bold" officeooo:rsid="004439f5" officeooo:paragraph-rsid="004439f5" style:font-style-asian="normal" style:font-weight-asian="bold" style:font-style-complex="normal" style:font-weight-complex="bold"/>
    </style:style>
    <style:style style:name="P121" style:family="paragraph" style:parent-style-name="Text_20_body">
      <style:paragraph-properties fo:margin-top="0cm" fo:margin-bottom="0cm" loext:contextual-spacing="false" fo:text-align="justify" style:justify-single-word="false"/>
      <style:text-properties style:font-name="Caslon Antique1" fo:letter-spacing="normal" fo:font-style="italic" fo:font-weight="normal" officeooo:rsid="004439f5" officeooo:paragraph-rsid="004439f5" style:font-style-asian="italic" style:font-weight-asian="normal" style:font-style-complex="italic" style:font-weight-complex="normal"/>
    </style:style>
    <style:style style:name="P122" style:family="paragraph" style:parent-style-name="Text_20_body">
      <style:paragraph-properties fo:margin-top="0cm" fo:margin-bottom="0cm" loext:contextual-spacing="false" fo:text-align="justify" style:justify-single-word="false"/>
      <style:text-properties style:font-name="Caslon Antique1" fo:font-weight="normal" officeooo:rsid="0022c0fc" officeooo:paragraph-rsid="00435a7f" style:font-weight-asian="normal" style:font-weight-complex="normal"/>
    </style:style>
    <style:style style:name="P123" style:family="paragraph" style:parent-style-name="Text_20_body">
      <style:paragraph-properties fo:margin-top="0cm" fo:margin-bottom="0cm" loext:contextual-spacing="false"/>
      <style:text-properties fo:letter-spacing="0.018cm" officeooo:rsid="0039267a" officeooo:paragraph-rsid="003ac41d"/>
    </style:style>
    <style:style style:name="P124" style:family="paragraph" style:parent-style-name="Text_20_body">
      <style:paragraph-properties fo:margin-top="0cm" fo:margin-bottom="0cm" loext:contextual-spacing="false"/>
      <style:text-properties fo:letter-spacing="0.018cm" officeooo:rsid="0039267a" officeooo:paragraph-rsid="0039267a"/>
    </style:style>
    <style:style style:name="P125" style:family="paragraph" style:parent-style-name="Text_20_body">
      <style:paragraph-properties fo:margin-top="0cm" fo:margin-bottom="0cm" loext:contextual-spacing="false" fo:text-align="end" style:justify-single-word="false"/>
      <style:text-properties fo:letter-spacing="0.018cm" officeooo:rsid="0039267a" officeooo:paragraph-rsid="003ac41d"/>
    </style:style>
    <style:style style:name="P126" style:family="paragraph" style:parent-style-name="Text_20_body">
      <style:paragraph-properties fo:margin-top="0cm" fo:margin-bottom="0cm" loext:contextual-spacing="false" fo:text-align="end" style:justify-single-word="false"/>
      <style:text-properties fo:letter-spacing="0.018cm" officeooo:rsid="0039267a" officeooo:paragraph-rsid="003f15ed"/>
    </style:style>
    <style:style style:name="P127" style:family="paragraph" style:parent-style-name="Text_20_body">
      <style:paragraph-properties fo:margin-top="0cm" fo:margin-bottom="0cm" loext:contextual-spacing="false" fo:text-align="justify" style:justify-single-word="false"/>
      <style:text-properties fo:letter-spacing="0.018cm" officeooo:rsid="0039267a" officeooo:paragraph-rsid="003ac41d"/>
    </style:style>
    <style:style style:name="P128" style:family="paragraph" style:parent-style-name="Text_20_body">
      <style:paragraph-properties fo:margin-top="0cm" fo:margin-bottom="0cm" loext:contextual-spacing="false"/>
      <style:text-properties officeooo:rsid="0039267a" officeooo:paragraph-rsid="0039267a"/>
    </style:style>
    <style:style style:name="P129" style:family="paragraph" style:parent-style-name="Text_20_body">
      <style:paragraph-properties fo:margin-top="0cm" fo:margin-bottom="0cm" loext:contextual-spacing="false"/>
      <style:text-properties officeooo:rsid="0039267a" officeooo:paragraph-rsid="003d503d"/>
    </style:style>
    <style:style style:name="P130" style:family="paragraph" style:parent-style-name="Text_20_body">
      <style:paragraph-properties fo:margin-top="0cm" fo:margin-bottom="0cm" loext:contextual-spacing="false"/>
      <style:text-properties officeooo:rsid="0039267a" officeooo:paragraph-rsid="0039d60c"/>
    </style:style>
    <style:style style:name="P131" style:family="paragraph" style:parent-style-name="Text_20_body">
      <style:paragraph-properties fo:margin-top="0cm" fo:margin-bottom="0cm" loext:contextual-spacing="false" fo:text-align="justify" style:justify-single-word="false"/>
      <style:text-properties officeooo:paragraph-rsid="003cacbc"/>
    </style:style>
    <style:style style:name="P132" style:family="paragraph" style:parent-style-name="Text_20_body">
      <style:paragraph-properties fo:margin-top="0cm" fo:margin-bottom="0cm" loext:contextual-spacing="false" fo:text-align="justify" style:justify-single-word="false"/>
      <style:text-properties fo:font-weight="normal" officeooo:paragraph-rsid="0040a0e6" style:font-weight-asian="normal" style:font-weight-complex="normal"/>
    </style:style>
    <style:style style:name="P133" style:family="paragraph" style:parent-style-name="Text_20_body">
      <style:paragraph-properties fo:margin-top="0cm" fo:margin-bottom="0cm" loext:contextual-spacing="false" fo:text-align="justify" style:justify-single-word="false"/>
      <style:text-properties fo:font-weight="normal" officeooo:paragraph-rsid="00408f02" style:font-weight-asian="normal" style:font-weight-complex="normal"/>
    </style:style>
    <style:style style:name="P134" style:family="paragraph" style:parent-style-name="Text_20_body">
      <style:paragraph-properties fo:margin-top="0cm" fo:margin-bottom="0cm" loext:contextual-spacing="false" fo:text-align="justify" style:justify-single-word="false"/>
      <style:text-properties fo:font-weight="normal" officeooo:paragraph-rsid="00435a7f" style:font-weight-asian="normal" style:font-weight-complex="normal"/>
    </style:style>
    <style:style style:name="P135" style:family="paragraph" style:parent-style-name="Text_20_body">
      <style:paragraph-properties fo:margin-top="0cm" fo:margin-bottom="0cm" loext:contextual-spacing="false" fo:text-align="center" style:justify-single-word="false"/>
      <style:text-properties fo:font-weight="bold" officeooo:paragraph-rsid="00408f02" style:font-weight-asian="bold" style:font-weight-complex="bold"/>
    </style:style>
    <style:style style:name="P136" style:family="paragraph" style:parent-style-name="Text_20_body">
      <style:paragraph-properties fo:margin-top="0cm" fo:margin-bottom="0cm" loext:contextual-spacing="false" fo:text-align="justify" style:justify-single-word="false"/>
      <style:text-properties fo:letter-spacing="normal" fo:font-weight="normal" officeooo:paragraph-rsid="0040a0e6" style:font-weight-asian="normal" style:font-weight-complex="normal"/>
    </style:style>
    <style:style style:name="P137" style:family="paragraph" style:parent-style-name="Text_20_body">
      <style:paragraph-properties fo:margin-top="0cm" fo:margin-bottom="0cm" loext:contextual-spacing="false" fo:text-align="justify" style:justify-single-word="false"/>
      <style:text-properties fo:letter-spacing="normal" fo:font-weight="normal" officeooo:paragraph-rsid="0041a518" style:font-weight-asian="normal" style:font-weight-complex="normal"/>
    </style:style>
    <style:style style:name="P138" style:family="paragraph" style:parent-style-name="Text_20_body">
      <style:paragraph-properties fo:margin-top="0cm" fo:margin-bottom="0cm" loext:contextual-spacing="false" fo:text-align="justify" style:justify-single-word="false"/>
      <style:text-properties fo:letter-spacing="normal" fo:font-weight="normal" officeooo:paragraph-rsid="00433f62" style:font-weight-asian="normal" style:font-weight-complex="normal"/>
    </style:style>
    <style:style style:name="P139" style:family="paragraph" style:parent-style-name="Text_20_body">
      <style:paragraph-properties fo:margin-top="0cm" fo:margin-bottom="0cm" loext:contextual-spacing="false" fo:text-align="end" style:justify-single-word="false"/>
      <style:text-properties fo:letter-spacing="normal" fo:font-weight="normal" officeooo:paragraph-rsid="0040a0e6" style:font-weight-asian="normal" style:font-weight-complex="normal"/>
    </style:style>
    <style:style style:name="P140" style:family="paragraph" style:parent-style-name="Text_20_body">
      <style:paragraph-properties fo:margin-top="0cm" fo:margin-bottom="0cm" loext:contextual-spacing="false" fo:text-align="end" style:justify-single-word="false"/>
      <style:text-properties fo:letter-spacing="normal" fo:font-weight="normal" officeooo:paragraph-rsid="00433f62" style:font-weight-asian="normal" style:font-weight-complex="normal"/>
    </style:style>
    <style:style style:name="P141" style:family="paragraph" style:parent-style-name="Text_20_body">
      <style:paragraph-properties fo:margin-top="0cm" fo:margin-bottom="0cm" loext:contextual-spacing="false"/>
      <style:text-properties fo:letter-spacing="normal" officeooo:rsid="0039267a" officeooo:paragraph-rsid="0039267a"/>
    </style:style>
    <style:style style:name="P142" style:family="paragraph" style:parent-style-name="Text_20_body">
      <style:paragraph-properties fo:margin-top="0cm" fo:margin-bottom="0cm" loext:contextual-spacing="false"/>
      <style:text-properties fo:letter-spacing="normal" officeooo:rsid="0039267a" officeooo:paragraph-rsid="003ac41d"/>
    </style:style>
    <style:style style:name="P143" style:family="paragraph" style:parent-style-name="Text_20_body">
      <style:paragraph-properties fo:margin-top="0cm" fo:margin-bottom="0cm" loext:contextual-spacing="false" fo:text-align="end" style:justify-single-word="false"/>
      <style:text-properties fo:letter-spacing="normal" officeooo:rsid="0039267a" officeooo:paragraph-rsid="003f15ed"/>
    </style:style>
    <style:style style:name="P144" style:family="paragraph" style:parent-style-name="Text_20_body">
      <style:paragraph-properties fo:margin-top="0cm" fo:margin-bottom="0cm" loext:contextual-spacing="false"/>
      <style:text-properties fo:letter-spacing="normal" officeooo:rsid="0039267a" officeooo:paragraph-rsid="003f15ed"/>
    </style:style>
    <style:style style:name="P145" style:family="paragraph" style:parent-style-name="Text_20_body">
      <style:paragraph-properties fo:margin-top="0cm" fo:margin-bottom="0cm" loext:contextual-spacing="false" fo:text-align="justify" style:justify-single-word="false"/>
      <style:text-properties fo:letter-spacing="-0.004cm" officeooo:rsid="0022c0fc" officeooo:paragraph-rsid="003c912b"/>
    </style:style>
    <style:style style:name="P146"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47"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fo:text-align="end" style:justify-single-word="false"/>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fo:text-align="end" style:justify-single-word="false"/>
      <style:text-properties style:text-line-through-style="none" style:text-line-through-type="none" style:font-name="Caslon Antique1" fo:letter-spacing="normal" fo:font-style="normal" fo:font-weight="normal" officeooo:rsid="004439f5" officeooo:paragraph-rsid="0046fd74"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6fd74"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79e99"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fo:text-align="justify" style:justify-single-word="false"/>
      <style:text-properties style:text-line-through-style="none" style:text-line-through-type="none" style:font-name="Caslon Antique1" fo:letter-spacing="normal" fo:font-style="normal" fo:font-weight="normal" officeooo:rsid="0022c0fc" officeooo:paragraph-rsid="00479e99"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fo:break-before="column"/>
      <style:text-properties fo:letter-spacing="0.011cm" fo:font-style="normal" officeooo:rsid="002958ae" officeooo:paragraph-rsid="00386e45" style:font-style-asian="normal" style:font-style-complex="normal"/>
    </style:style>
    <style:style style:name="P154" style:family="paragraph" style:parent-style-name="Text_20_body">
      <style:paragraph-properties fo:margin-top="0cm" fo:margin-bottom="0cm" loext:contextual-spacing="false" fo:break-before="column"/>
      <style:text-properties fo:letter-spacing="0.011cm" fo:font-style="normal" officeooo:rsid="00386e45" officeooo:paragraph-rsid="00386e45" style:font-style-asian="normal" style:font-style-complex="normal"/>
    </style:style>
    <style:style style:name="P155" style:family="paragraph" style:parent-style-name="Text_20_body">
      <style:paragraph-properties fo:margin-top="0cm" fo:margin-bottom="0cm" loext:contextual-spacing="false" fo:text-align="justify" style:justify-single-word="false" fo:break-before="column"/>
      <style:text-properties style:font-name="Caslon Antique1" fo:letter-spacing="0.011cm" fo:font-style="normal" officeooo:rsid="00386e45" officeooo:paragraph-rsid="00388b4a" style:font-style-asian="normal" style:font-style-complex="normal"/>
    </style:style>
    <style:style style:name="P156" style:family="paragraph" style:parent-style-name="Text_20_body">
      <style:paragraph-properties fo:margin-top="0cm" fo:margin-bottom="0cm" loext:contextual-spacing="false" fo:text-align="justify" style:justify-single-word="false" fo:break-before="column"/>
      <style:text-properties style:font-name="Caslon Antique1" fo:letter-spacing="0.011cm" fo:font-style="normal" officeooo:rsid="00216989" officeooo:paragraph-rsid="00386e45" style:font-style-asian="normal" style:font-style-complex="normal"/>
    </style:style>
    <style:style style:name="P157"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weight="normal" officeooo:rsid="00386e45" officeooo:paragraph-rsid="00433f62" style:font-weight-asian="normal" style:font-weight-complex="normal"/>
    </style:style>
    <style:style style:name="P158"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weight="normal" officeooo:rsid="00386e45" officeooo:paragraph-rsid="00435a7f" style:font-weight-asian="normal" style:font-weight-complex="normal"/>
    </style:style>
    <style:style style:name="P159"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fo:text-align="justify" style:justify-single-word="false" fo:break-before="column"/>
      <style:text-properties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fo:text-align="justify" style:justify-single-word="false" fo:break-before="column"/>
      <style:text-properties fo:letter-spacing="normal" fo:font-weight="normal" officeooo:paragraph-rsid="0040a0e6" style:font-weight-asian="normal" style:font-weight-complex="normal"/>
    </style:style>
    <style:style style:name="P162" style:family="paragraph" style:parent-style-name="Text_20_body">
      <style:paragraph-properties fo:margin-top="0cm" fo:margin-bottom="0cm" loext:contextual-spacing="false" fo:text-align="justify" style:justify-single-word="false" fo:break-before="column"/>
      <style:text-properties fo:letter-spacing="normal" fo:font-weight="normal" officeooo:paragraph-rsid="0041a518" style:font-weight-asian="normal" style:font-weight-complex="normal"/>
    </style:style>
    <style:style style:name="P163" style:family="paragraph" style:parent-style-name="Text_20_body">
      <style:paragraph-properties fo:margin-top="0cm" fo:margin-bottom="0cm" loext:contextual-spacing="false" fo:break-before="column"/>
      <style:text-properties fo:letter-spacing="normal" officeooo:rsid="0039267a" officeooo:paragraph-rsid="0039267a"/>
    </style:style>
    <style:style style:name="P164" style:family="paragraph" style:parent-style-name="Text_20_body">
      <style:paragraph-properties fo:margin-top="0cm" fo:margin-bottom="0cm" loext:contextual-spacing="false" fo:break-before="column"/>
      <style:text-properties fo:letter-spacing="normal" officeooo:rsid="0039267a" officeooo:paragraph-rsid="003ac41d"/>
    </style:style>
    <style:style style:name="P165"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4439f5" officeooo:paragraph-rsid="004439f5"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4439f5" officeooo:paragraph-rsid="0046f755"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fo:text-align="justify" style:justify-single-word="false" fo:break-before="column"/>
      <style:text-properties style:text-line-through-style="none" style:text-line-through-type="none" style:font-name="Caslon Antique1" fo:letter-spacing="normal" fo:font-style="normal" fo:font-weight="normal" officeooo:rsid="00386e45" officeooo:paragraph-rsid="0046fd74" style:font-style-asian="normal" style:font-weight-asian="normal" style:font-style-complex="normal" style:font-weight-complex="normal"/>
    </style:style>
    <style:style style:name="P168" style:family="paragraph" style:parent-style-name="Text_20_body">
      <style:paragraph-properties fo:margin-top="0cm" fo:margin-bottom="0.046cm" loext:contextual-spacing="false" fo:text-align="justify" style:justify-single-word="false"/>
      <style:text-properties style:font-name="Caslon Antique1" fo:letter-spacing="0.011cm" fo:font-style="normal" officeooo:rsid="00216989" officeooo:paragraph-rsid="00388b4a" style:font-style-asian="normal" style:font-style-complex="normal"/>
    </style:style>
    <style:style style:name="P169" style:family="paragraph" style:parent-style-name="Text_20_body">
      <style:paragraph-properties fo:margin-top="0cm" fo:margin-bottom="0.046cm" loext:contextual-spacing="false" fo:text-align="justify" style:justify-single-word="false"/>
      <style:text-properties style:font-name="Caslon Antique1" fo:letter-spacing="0.011cm" fo:font-style="normal" officeooo:rsid="00216989" officeooo:paragraph-rsid="003cacbc" style:font-style-asian="normal" style:font-style-complex="normal"/>
    </style:style>
    <style:style style:name="P170" style:family="paragraph" style:parent-style-name="Text_20_body">
      <style:paragraph-properties fo:margin-top="0cm" fo:margin-bottom="0.046cm" loext:contextual-spacing="false" fo:text-align="justify" style:justify-single-word="false"/>
      <style:text-properties style:font-name="Caslon Antique1" fo:letter-spacing="-0.004cm" fo:font-style="normal" fo:font-weight="normal" officeooo:rsid="00216989" officeooo:paragraph-rsid="004439f5" style:font-style-asian="normal" style:font-weight-asian="normal" style:font-style-complex="normal" style:font-weight-complex="normal"/>
    </style:style>
    <style:style style:name="P171"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officeooo:rsid="00216989" officeooo:paragraph-rsid="003cacbc" style:font-style-asian="normal" style:font-style-complex="normal"/>
    </style:style>
    <style:style style:name="P172"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fo:font-weight="normal" officeooo:rsid="00216989" officeooo:paragraph-rsid="00435a7f" style:font-style-asian="normal" style:font-weight-asian="normal" style:font-style-complex="normal" style:font-weight-complex="normal"/>
    </style:style>
    <style:style style:name="P173" style:family="paragraph" style:parent-style-name="Text_20_body">
      <style:paragraph-properties fo:margin-top="0cm" fo:margin-bottom="0.046cm" loext:contextual-spacing="false" fo:text-align="justify" style:justify-single-word="false"/>
      <style:text-properties style:font-name="Caslon Antique1" fo:letter-spacing="normal" fo:font-style="normal" fo:font-weight="normal" officeooo:rsid="00216989" officeooo:paragraph-rsid="004439f5" style:font-style-asian="normal" style:font-weight-asian="normal" style:font-style-complex="normal" style:font-weight-complex="normal"/>
    </style:style>
    <style:style style:name="P174" style:family="paragraph" style:parent-style-name="Text_20_body">
      <style:paragraph-properties fo:margin-top="0cm" fo:margin-bottom="0.046cm" loext:contextual-spacing="false" fo:text-align="justify" style:justify-single-word="false"/>
      <style:text-properties style:font-name="Caslon Antique1" fo:letter-spacing="normal" officeooo:rsid="00386e45" officeooo:paragraph-rsid="003cacbc"/>
    </style:style>
    <style:style style:name="P175" style:family="paragraph" style:parent-style-name="Text_20_body">
      <style:paragraph-properties fo:margin-top="0cm" fo:margin-bottom="0.046cm" loext:contextual-spacing="false" fo:text-align="justify" style:justify-single-word="false"/>
      <style:text-properties style:font-name="Caslon Antique1" fo:letter-spacing="normal" fo:font-weight="normal" officeooo:rsid="00386e45" officeooo:paragraph-rsid="00435a7f" style:font-weight-asian="normal" style:font-weight-complex="normal"/>
    </style:style>
    <style:style style:name="P176" style:family="paragraph" style:parent-style-name="Text_20_body">
      <style:paragraph-properties fo:margin-top="0cm" fo:margin-bottom="0.046cm" loext:contextual-spacing="false" fo:text-align="center" style:justify-single-word="false"/>
      <style:text-properties fo:font-weight="bold" officeooo:paragraph-rsid="00408f02" style:font-weight-asian="bold" style:font-weight-complex="bold"/>
    </style:style>
    <style:style style:name="P177" style:family="paragraph" style:parent-style-name="Text_20_body">
      <style:paragraph-properties fo:margin-top="0cm" fo:margin-bottom="0.046cm" loext:contextual-spacing="false" fo:text-align="justify" style:justify-single-word="false"/>
      <style:text-properties fo:letter-spacing="normal" officeooo:paragraph-rsid="003cacbc"/>
    </style:style>
    <style:style style:name="P178"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normal" fo:font-style="normal" fo:font-weight="normal" officeooo:rsid="00386e45" officeooo:paragraph-rsid="00479e99" style:font-style-asian="normal" style:font-weight-asian="normal" style:font-style-complex="normal" style:font-weight-complex="normal"/>
    </style:style>
    <style:style style:name="P179"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normal" fo:font-style="normal" fo:font-weight="normal" officeooo:rsid="00216989" officeooo:paragraph-rsid="00479e99" style:font-style-asian="normal" style:font-weight-asian="normal" style:font-style-complex="normal" style:font-weight-complex="normal"/>
    </style:style>
    <style:style style:name="P180" style:family="paragraph" style:parent-style-name="Text_20_body">
      <style:paragraph-properties fo:margin-top="0cm" fo:margin-bottom="0.046cm" loext:contextual-spacing="false" fo:text-align="justify" style:justify-single-word="false"/>
      <style:text-properties style:text-line-through-style="none" style:text-line-through-type="none" style:font-name="Caslon Antique1" fo:letter-spacing="-0.004cm" fo:font-style="normal" fo:font-weight="normal" officeooo:rsid="00216989" officeooo:paragraph-rsid="00479e99" style:font-style-asian="normal" style:font-weight-asian="normal" style:font-style-complex="normal" style:font-weight-complex="normal"/>
    </style:style>
    <style:style style:name="P181" style:family="paragraph" style:parent-style-name="Título_20_2" style:master-page-name="Capítulo_20_2_20_-_20_Orações_20_básicas_20_para_20_todo_20_católico">
      <style:paragraph-properties style:page-number="13"/>
      <style:text-properties officeooo:rsid="00216989" officeooo:paragraph-rsid="00216989"/>
    </style:style>
    <style:style style:name="P182" style:family="paragraph" style:parent-style-name="Título_20_2" style:master-page-name="Capítulo_20_3_20_cont_20_._20_2_20_-_20_O_20_Santo_20_Rosário">
      <style:paragraph-properties style:page-number="auto"/>
      <style:text-properties officeooo:rsid="00216989" officeooo:paragraph-rsid="0032ea28"/>
    </style:style>
    <style:style style:name="P183" style:family="paragraph" style:parent-style-name="Título_20_2" style:master-page-name="Capítulo_20_3_20_mist._20_gos.">
      <style:paragraph-properties style:page-number="auto"/>
      <style:text-properties officeooo:rsid="0039267a" officeooo:paragraph-rsid="0039267a"/>
    </style:style>
    <style:style style:name="P184" style:family="paragraph" style:parent-style-name="Título_20_2">
      <style:text-properties style:font-name="Marco Polo SC1" fo:font-size="12pt" fo:font-style="normal" fo:font-weight="bold" officeooo:rsid="0022c0fc" officeooo:paragraph-rsid="003c912b" style:font-name-asian="Noto Sans CJK SC" style:font-size-asian="28pt" style:font-weight-asian="bold" style:font-name-complex="Lohit Devanagari" style:font-size-complex="28pt" style:font-weight-complex="bold"/>
    </style:style>
    <style:style style:name="P185" style:family="paragraph" style:parent-style-name="Título_20_2">
      <style:text-properties style:font-name="Marco Polo SC1" fo:font-size="12pt" fo:font-style="normal" fo:font-weight="bold" officeooo:rsid="0022c0fc" officeooo:paragraph-rsid="00435a7f" style:font-name-asian="Noto Sans CJK SC" style:font-size-asian="28pt" style:font-weight-asian="bold" style:font-name-complex="Lohit Devanagari" style:font-size-complex="28pt" style:font-weight-complex="bold"/>
    </style:style>
    <style:style style:name="P186" style:family="paragraph" style:parent-style-name="Título_20_2">
      <style:text-properties style:font-name="Marco Polo SC1" fo:font-size="12pt" fo:font-style="normal" fo:font-weight="bold" officeooo:rsid="0022c0fc" officeooo:paragraph-rsid="00479e99" style:font-name-asian="Noto Sans CJK SC" style:font-size-asian="28pt" style:font-weight-asian="bold" style:font-name-complex="Lohit Devanagari" style:font-size-complex="28pt" style:font-weight-complex="bold"/>
    </style:style>
    <style:style style:name="P187" style:family="paragraph" style:parent-style-name="Título_20_2">
      <style:text-properties officeooo:paragraph-rsid="00433f62"/>
    </style:style>
    <style:style style:name="P188" style:family="paragraph" style:parent-style-name="Título_20_2">
      <style:text-properties officeooo:rsid="001f87fa" officeooo:paragraph-rsid="00433f62"/>
    </style:style>
    <style:style style:name="P189" style:family="paragraph" style:parent-style-name="Título_20_2">
      <style:text-properties officeooo:rsid="001f87fa" officeooo:paragraph-rsid="0046fd74"/>
    </style:style>
    <style:style style:name="P190" style:family="paragraph" style:parent-style-name="Título_20_2">
      <style:text-properties officeooo:rsid="002334a8" officeooo:paragraph-rsid="00435a7f"/>
    </style:style>
    <style:style style:name="P191" style:family="paragraph" style:parent-style-name="Título_20_2">
      <style:text-properties officeooo:rsid="002334a8" officeooo:paragraph-rsid="00479e99"/>
    </style:style>
    <style:style style:name="P192" style:family="paragraph" style:parent-style-name="Título_20_2">
      <style:text-properties officeooo:paragraph-rsid="00435a7f"/>
    </style:style>
    <style:style style:name="P193" style:family="paragraph" style:parent-style-name="Título_20_2">
      <style:text-properties officeooo:rsid="00435a7f" officeooo:paragraph-rsid="00435a7f"/>
    </style:style>
    <style:style style:name="P194" style:family="paragraph" style:parent-style-name="Título_20_2">
      <style:text-properties officeooo:rsid="00435a7f" officeooo:paragraph-rsid="00479e99"/>
    </style:style>
    <style:style style:name="P195" style:family="paragraph" style:parent-style-name="Título_20_2">
      <style:text-properties officeooo:paragraph-rsid="0046fd74"/>
    </style:style>
    <style:style style:name="P196" style:family="paragraph" style:parent-style-name="Título_20_2">
      <style:text-properties officeooo:paragraph-rsid="00479e99"/>
    </style:style>
    <style:style style:name="P197" style:family="paragraph" style:parent-style-name="Título_20_2">
      <style:paragraph-properties fo:margin-top="0.423cm" fo:margin-bottom="0.212cm" loext:contextual-spacing="false"/>
      <style:text-properties style:font-name="Marco Polo SC1" fo:font-size="12pt" fo:font-style="normal" fo:font-weight="bold" officeooo:rsid="003cacbc" officeooo:paragraph-rsid="003cacbc" style:font-name-asian="Noto Sans CJK SC" style:font-size-asian="28pt" style:font-weight-asian="bold" style:font-name-complex="Lohit Devanagari" style:font-size-complex="28pt" style:font-weight-complex="bold"/>
    </style:style>
    <style:style style:name="P198" style:family="paragraph" style:parent-style-name="Título_20_2">
      <style:paragraph-properties fo:margin-top="0.423cm" fo:margin-bottom="0.212cm" loext:contextual-spacing="false"/>
      <style:text-properties officeooo:rsid="001f87fa" officeooo:paragraph-rsid="00435a7f"/>
    </style:style>
    <style:style style:name="P199" style:family="paragraph" style:parent-style-name="Título_20_2">
      <style:paragraph-properties fo:margin-top="0.423cm" fo:margin-bottom="0.212cm" loext:contextual-spacing="false"/>
      <style:text-properties officeooo:rsid="001f87fa" officeooo:paragraph-rsid="00479e99"/>
    </style:style>
    <style:style style:name="P200"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4439f5" style:font-name-asian="Noto Sans CJK SC" style:font-size-asian="28pt" style:font-weight-asian="bold" style:font-name-complex="Lohit Devanagari" style:font-size-complex="28pt" style:font-weight-complex="bold"/>
    </style:style>
    <style:style style:name="P201" style:family="paragraph" style:parent-style-name="Título_20_2">
      <style:paragraph-properties fo:margin-top="0.423cm" fo:margin-bottom="0.212cm" loext:contextual-spacing="false" fo:break-before="column"/>
      <style:text-properties style:font-name="Marco Polo SC1" fo:font-size="12pt" fo:font-style="normal" fo:font-weight="bold" officeooo:rsid="003cacbc" officeooo:paragraph-rsid="00479e99" style:font-name-asian="Noto Sans CJK SC" style:font-size-asian="28pt" style:font-weight-asian="bold" style:font-name-complex="Lohit Devanagari" style:font-size-complex="28pt" style:font-weight-complex="bold"/>
    </style:style>
    <style:style style:name="P202" style:family="paragraph" style:parent-style-name="Título_20_2">
      <style:paragraph-properties fo:margin-top="0.423cm" fo:margin-bottom="0.212cm" loext:contextual-spacing="false" fo:break-before="column"/>
      <style:text-properties fo:font-weight="bold" officeooo:paragraph-rsid="00408f02" style:font-weight-asian="bold" style:font-weight-complex="bold"/>
    </style:style>
    <style:style style:name="P203" style:family="paragraph" style:parent-style-name="Título_20_2">
      <style:paragraph-properties fo:margin-top="0cm" fo:margin-bottom="0.046cm" loext:contextual-spacing="false" fo:text-align="center" style:justify-single-word="false"/>
      <style:text-properties officeooo:paragraph-rsid="00408f02"/>
    </style:style>
    <style:style style:name="P204" style:family="paragraph" style:parent-style-name="Título_20_2">
      <style:paragraph-properties fo:margin-top="0cm" fo:margin-bottom="0.046cm" loext:contextual-spacing="false" fo:text-align="center" style:justify-single-word="false"/>
      <style:text-properties officeooo:paragraph-rsid="004439f5"/>
    </style:style>
    <style:style style:name="P205" style:family="paragraph">
      <style:paragraph-properties fo:text-align="center"/>
    </style:style>
    <style:style style:name="T1" style:family="text">
      <style:text-properties style:font-name="Marco Polo SC3" style:text-underline-style="solid" style:text-underline-width="auto" style:text-underline-color="font-color" officeooo:rsid="0021b0d2"/>
    </style:style>
    <style:style style:name="T2" style:family="text">
      <style:text-properties style:font-name="Marco Polo SC3" officeooo:rsid="0021b0d2"/>
    </style:style>
    <style:style style:name="T3" style:family="text">
      <style:text-properties style:font-name="Marco Polo SC3" officeooo:rsid="0017260a"/>
    </style:style>
    <style:style style:name="T4" style:family="text">
      <style:text-properties officeooo:rsid="003867ba"/>
    </style:style>
    <style:style style:name="T5" style:family="text">
      <style:text-properties officeooo:rsid="003cacbc"/>
    </style:style>
    <style:style style:name="T6" style:family="text">
      <style:text-properties officeooo:rsid="0013eecb"/>
    </style:style>
    <style:style style:name="T7" style:family="text">
      <style:text-properties style:font-name="Marco Polo SC" fo:font-style="normal" fo:font-weight="normal" officeooo:rsid="0013eecb" style:font-style-asian="normal" style:font-weight-asian="normal"/>
    </style:style>
    <style:style style:name="T8" style:family="text">
      <style:text-properties style:font-name="Marco Polo SC" officeooo:rsid="0013eecb"/>
    </style:style>
    <style:style style:name="T9" style:family="text">
      <style:text-properties style:font-name="Caslon Antique1" officeooo:rsid="0017260a"/>
    </style:style>
    <style:style style:name="T10" style:family="text">
      <style:text-properties style:font-name="Caslon Antique1" fo:font-size="12pt" officeooo:rsid="0017260a" style:font-size-asian="12pt" style:font-size-complex="12pt"/>
    </style:style>
    <style:style style:name="T11" style:family="text">
      <style:text-properties style:font-name="Caslon Antique1" fo:font-size="12pt" officeooo:rsid="001b688c" style:font-size-asian="12pt" style:font-size-complex="12pt"/>
    </style:style>
    <style:style style:name="T12" style:family="text">
      <style:text-properties style:font-name="Caslon Antique1" fo:font-size="12pt" officeooo:rsid="001c7d90" style:font-size-asian="12pt" style:font-size-complex="12pt"/>
    </style:style>
    <style:style style:name="T13" style:family="text">
      <style:text-properties style:font-name="Caslon Antique1" fo:font-size="12pt" officeooo:rsid="001d0729" style:font-size-asian="12pt" style:font-size-complex="12pt"/>
    </style:style>
    <style:style style:name="T14" style:family="text">
      <style:text-properties style:font-name="Caslon Antique1" fo:font-size="12pt" style:text-underline-style="none" officeooo:rsid="001c7d90" style:font-size-asian="12pt" style:font-size-complex="12pt"/>
    </style:style>
    <style:style style:name="T15" style:family="text">
      <style:text-properties style:font-name="Caslon Antique1" fo:font-size="12pt" fo:font-style="normal" fo:font-weight="normal" style:font-name-asian="Noto Sans CJK SC" style:font-size-asian="28pt" style:font-weight-asian="normal" style:font-name-complex="Lohit Devanagari" style:font-size-complex="28pt" style:font-weight-complex="normal"/>
    </style:style>
    <style:style style:name="T16" style:family="text">
      <style:text-properties style:font-name="Caslon Antique1" fo:font-size="12pt" fo:font-style="normal" fo:font-weight="normal" officeooo:rsid="002334a8" style:font-name-asian="Noto Sans CJK SC" style:font-size-asian="28pt" style:font-weight-asian="normal" style:font-name-complex="Lohit Devanagari" style:font-size-complex="28pt" style:font-weight-complex="normal"/>
    </style:style>
    <style:style style:name="T17" style:family="text">
      <style:text-properties style:font-name="Caslon Antique1" fo:font-size="12pt" fo:font-style="normal" fo:font-weight="bold" officeooo:rsid="00408f02" style:font-name-asian="Noto Sans CJK SC" style:font-size-asian="28pt" style:font-weight-asian="bold" style:font-name-complex="Lohit Devanagari" style:font-size-complex="28pt" style:font-weight-complex="bold"/>
    </style:style>
    <style:style style:name="T18" style:family="text">
      <style:text-properties style:font-name="Caslon Antique1" fo:font-size="12pt" fo:font-style="normal" fo:font-weight="bold" officeooo:rsid="004439f5" style:font-name-asian="Noto Sans CJK SC" style:font-size-asian="28pt" style:font-weight-asian="bold" style:font-name-complex="Lohit Devanagari" style:font-size-complex="28pt" style:font-weight-complex="bold"/>
    </style:style>
    <style:style style:name="T19" style:family="text">
      <style:text-properties style:font-name="Caslon Antique1" officeooo:rsid="0039267a"/>
    </style:style>
    <style:style style:name="T20" style:family="text">
      <style:text-properties style:font-name="Caslon Antique1" officeooo:rsid="003cacbc"/>
    </style:style>
    <style:style style:name="T21" style:family="text">
      <style:text-properties style:font-name="Caslon Antique1" fo:letter-spacing="0.007cm" officeooo:rsid="0040a0e6"/>
    </style:style>
    <style:style style:name="T22" style:family="text">
      <style:text-properties style:font-name="Caslon Antique1" fo:letter-spacing="0.007cm" officeooo:rsid="004439f5"/>
    </style:style>
    <style:style style:name="T23" style:family="text">
      <style:text-properties style:font-name="Caslon Antique1" fo:letter-spacing="0.007cm" officeooo:rsid="0044c1e9"/>
    </style:style>
    <style:style style:name="T24" style:family="text">
      <style:text-properties style:font-name="Caslon Antique1" fo:font-style="normal" officeooo:rsid="003cacbc" style:font-style-asian="normal" style:font-style-complex="normal"/>
    </style:style>
    <style:style style:name="T25" style:family="text">
      <style:text-properties style:font-name="Caslon Antique1" fo:font-style="normal" officeooo:rsid="00216989" style:font-style-asian="normal" style:font-style-complex="normal"/>
    </style:style>
    <style:style style:name="T26" style:family="text">
      <style:text-properties style:font-name="Caslon Antique1" fo:letter-spacing="-0.004cm" officeooo:rsid="0040a0e6"/>
    </style:style>
    <style:style style:name="T27" style:family="text">
      <style:text-properties style:font-name="Caslon Antique1" fo:letter-spacing="-0.004cm" fo:font-style="normal" officeooo:rsid="001f87fa" style:font-style-asian="normal" style:font-style-complex="normal"/>
    </style:style>
    <style:style style:name="T28" style:family="text">
      <style:text-properties style:font-name="Caslon Antique1" fo:letter-spacing="-0.007cm" officeooo:rsid="0039267a"/>
    </style:style>
    <style:style style:name="T29" style:family="text">
      <style:text-properties style:font-name="Caslon Antique1" fo:letter-spacing="-0.007cm" officeooo:rsid="0040a0e6"/>
    </style:style>
    <style:style style:name="T30" style:family="text">
      <style:text-properties style:font-name="Caslon Antique1" officeooo:rsid="0040a0e6"/>
    </style:style>
    <style:style style:name="T31" style:family="text">
      <style:text-properties style:font-name="Caslon Antique1" officeooo:rsid="0041a518"/>
    </style:style>
    <style:style style:name="T32" style:family="text">
      <style:text-properties officeooo:rsid="00216989"/>
    </style:style>
    <style:style style:name="T33" style:family="text">
      <style:text-properties officeooo:rsid="0022c0fc"/>
    </style:style>
    <style:style style:name="T34" style:family="text">
      <style:text-properties officeooo:rsid="002334a8"/>
    </style:style>
    <style:style style:name="T35" style:family="text">
      <style:text-properties officeooo:rsid="00249cba"/>
    </style:style>
    <style:style style:name="T36" style:family="text">
      <style:text-properties officeooo:rsid="002958ae"/>
    </style:style>
    <style:style style:name="T37" style:family="text">
      <style:text-properties fo:font-weight="bold" style:font-weight-asian="bold" style:font-weight-complex="bold"/>
    </style:style>
    <style:style style:name="T38" style:family="text">
      <style:text-properties officeooo:rsid="00344232"/>
    </style:style>
    <style:style style:name="T39" style:family="text">
      <style:text-properties fo:font-style="italic" fo:font-weight="normal" officeooo:rsid="00344232" style:font-style-asian="italic" style:font-weight-asian="normal" style:font-style-complex="italic" style:font-weight-complex="normal"/>
    </style:style>
    <style:style style:name="T40" style:family="text">
      <style:text-properties fo:font-style="italic" officeooo:rsid="0035be5d" style:font-style-asian="italic" style:font-style-complex="italic"/>
    </style:style>
    <style:style style:name="T41" style:family="text">
      <style:text-properties fo:font-style="italic" officeooo:rsid="00386e45" style:font-style-asian="italic" style:font-style-complex="italic"/>
    </style:style>
    <style:style style:name="T42" style:family="text">
      <style:text-properties fo:font-style="normal" style:text-underline-style="none"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35be5d" style:font-style-asian="normal" style:font-style-complex="normal"/>
    </style:style>
    <style:style style:name="T45" style:family="text">
      <style:text-properties fo:font-style="normal" officeooo:rsid="00216989" style:font-style-asian="normal" style:font-style-complex="normal"/>
    </style:style>
    <style:style style:name="T46" style:family="text">
      <style:text-properties fo:font-style="normal" officeooo:rsid="003cacbc" style:font-style-asian="normal" style:font-style-complex="normal"/>
    </style:style>
    <style:style style:name="T47" style:family="text">
      <style:text-properties fo:font-style="normal" officeooo:rsid="00209371" style:font-style-asian="normal" style:font-style-complex="normal"/>
    </style:style>
    <style:style style:name="T48" style:family="text">
      <style:text-properties fo:font-style="normal" officeooo:rsid="001f87fa" style:font-style-asian="normal" style:font-style-complex="normal"/>
    </style:style>
    <style:style style:name="T49" style:family="text">
      <style:text-properties fo:font-style="normal" officeooo:rsid="00433f62" style:font-style-asian="normal" style:font-style-complex="normal"/>
    </style:style>
    <style:style style:name="T50" style:family="text">
      <style:text-properties fo:font-style="normal" officeooo:rsid="003c912b" style:font-style-asian="normal" style:font-style-complex="normal"/>
    </style:style>
    <style:style style:name="T51" style:family="text">
      <style:text-properties fo:font-style="normal" officeooo:rsid="0044c1e9" style:font-style-asian="normal" style:font-style-complex="normal"/>
    </style:style>
    <style:style style:name="T52" style:family="text">
      <style:text-properties officeooo:rsid="0035be5d"/>
    </style:style>
    <style:style style:name="T53" style:family="text">
      <style:text-properties fo:letter-spacing="0.007cm" fo:font-style="normal" officeooo:rsid="0035be5d" style:font-style-asian="normal" style:font-style-complex="normal"/>
    </style:style>
    <style:style style:name="T54" style:family="text">
      <style:text-properties fo:letter-spacing="0.007cm" fo:font-style="normal" officeooo:rsid="002958ae" style:font-style-asian="normal" style:font-style-complex="normal"/>
    </style:style>
    <style:style style:name="T55" style:family="text">
      <style:text-properties fo:letter-spacing="0.007cm" fo:font-style="normal" officeooo:rsid="0044c1e9" style:font-style-asian="normal" style:font-style-complex="normal"/>
    </style:style>
    <style:style style:name="T56" style:family="text">
      <style:text-properties fo:letter-spacing="0.007cm" officeooo:rsid="003d503d"/>
    </style:style>
    <style:style style:name="T57" style:family="text">
      <style:text-properties fo:letter-spacing="0.007cm" officeooo:rsid="003f15ed"/>
    </style:style>
    <style:style style:name="T58" style:family="text">
      <style:text-properties fo:letter-spacing="0.007cm" officeooo:rsid="001f87fa"/>
    </style:style>
    <style:style style:name="T59" style:family="text">
      <style:text-properties fo:letter-spacing="0.007cm" officeooo:rsid="00209371"/>
    </style:style>
    <style:style style:name="T60" style:family="text">
      <style:text-properties fo:letter-spacing="0.007cm" officeooo:rsid="003c912b"/>
    </style:style>
    <style:style style:name="T61" style:family="text">
      <style:text-properties fo:letter-spacing="0.011cm" fo:font-style="normal" style:font-style-asian="normal" style:font-style-complex="normal"/>
    </style:style>
    <style:style style:name="T62" style:family="text">
      <style:text-properties fo:letter-spacing="0.011cm" fo:font-style="normal" officeooo:rsid="00209371" style:font-style-asian="normal" style:font-style-complex="normal"/>
    </style:style>
    <style:style style:name="T63" style:family="text">
      <style:text-properties fo:letter-spacing="0.011cm" fo:font-style="normal" officeooo:rsid="001f87fa" style:font-style-asian="normal" style:font-style-complex="normal"/>
    </style:style>
    <style:style style:name="T64" style:family="text">
      <style:text-properties fo:letter-spacing="0.011cm" fo:font-style="normal" officeooo:rsid="00216989" style:font-style-asian="normal" style:font-style-complex="normal"/>
    </style:style>
    <style:style style:name="T65" style:family="text">
      <style:text-properties fo:letter-spacing="0.011cm" fo:font-style="normal" officeooo:rsid="003c912b" style:font-style-asian="normal" style:font-style-complex="normal"/>
    </style:style>
    <style:style style:name="T66" style:family="text">
      <style:text-properties fo:letter-spacing="0.011cm" officeooo:rsid="001f87fa"/>
    </style:style>
    <style:style style:name="T67" style:family="text">
      <style:text-properties fo:letter-spacing="0.011cm" officeooo:rsid="00209371"/>
    </style:style>
    <style:style style:name="T68" style:family="text">
      <style:text-properties style:font-name="Caslon Antique" fo:font-style="italic" officeooo:rsid="00386e45" style:font-style-asian="italic" style:font-style-complex="italic"/>
    </style:style>
    <style:style style:name="T69" style:family="text">
      <style:text-properties fo:letter-spacing="normal"/>
    </style:style>
    <style:style style:name="T70" style:family="text">
      <style:text-properties fo:letter-spacing="normal" officeooo:rsid="003d503d"/>
    </style:style>
    <style:style style:name="T71" style:family="text">
      <style:text-properties fo:letter-spacing="0.018cm" officeooo:rsid="003d503d"/>
    </style:style>
    <style:style style:name="T72" style:family="text">
      <style:text-properties officeooo:rsid="003c912b"/>
    </style:style>
    <style:style style:name="T73" style:family="text">
      <style:text-properties fo:font-size="12pt" fo:font-style="normal" officeooo:rsid="00216989" style:font-name-asian="Noto Sans CJK SC" style:font-size-asian="28pt" style:font-style-asian="normal" style:font-name-complex="Lohit Devanagari" style:font-size-complex="28pt" style:font-style-complex="normal"/>
    </style:style>
    <style:style style:name="T74" style:family="text">
      <style:text-properties fo:font-size="12pt" fo:font-style="normal" officeooo:rsid="003cacbc" style:font-name-asian="Noto Sans CJK SC" style:font-size-asian="28pt" style:font-style-asian="normal" style:font-name-complex="Lohit Devanagari" style:font-size-complex="28pt" style:font-style-complex="normal"/>
    </style:style>
    <style:style style:name="T75" style:family="text">
      <style:text-properties fo:font-size="12pt" fo:letter-spacing="-0.004cm" fo:font-style="normal" officeooo:rsid="001f87fa" style:font-name-asian="Noto Sans CJK SC" style:font-size-asian="28pt" style:font-style-asian="normal" style:font-name-complex="Lohit Devanagari" style:font-size-complex="28pt" style:font-style-complex="normal"/>
    </style:style>
    <style:style style:name="T76" style:family="text">
      <style:text-properties fo:font-size="12pt" fo:letter-spacing="-0.004cm" fo:font-style="normal" officeooo:rsid="002334a8" style:font-name-asian="Noto Sans CJK SC" style:font-size-asian="28pt" style:font-style-asian="normal" style:font-name-complex="Lohit Devanagari" style:font-size-complex="28pt" style:font-style-complex="normal"/>
    </style:style>
    <style:style style:name="T77" style:family="text">
      <style:text-properties fo:font-size="12pt" fo:letter-spacing="-0.004cm" officeooo:rsid="001f87fa" style:font-name-asian="Noto Sans CJK SC" style:font-size-asian="28pt" style:font-name-complex="Lohit Devanagari" style:font-size-complex="28pt"/>
    </style:style>
    <style:style style:name="T78" style:family="text">
      <style:text-properties fo:font-size="12pt" fo:letter-spacing="-0.004cm" officeooo:rsid="002334a8" style:font-name-asian="Noto Sans CJK SC" style:font-size-asian="28pt" style:font-name-complex="Lohit Devanagari" style:font-size-complex="28pt"/>
    </style:style>
    <style:style style:name="T79" style:family="text">
      <style:text-properties fo:font-size="12pt" fo:letter-spacing="-0.004cm" officeooo:rsid="00216989" style:font-name-asian="Noto Sans CJK SC" style:font-size-asian="28pt" style:font-name-complex="Lohit Devanagari" style:font-size-complex="28pt"/>
    </style:style>
    <style:style style:name="T80" style:family="text">
      <style:text-properties fo:font-size="12pt" fo:letter-spacing="-0.004cm" officeooo:rsid="003cacbc" style:font-name-asian="Noto Sans CJK SC" style:font-size-asian="28pt" style:font-name-complex="Lohit Devanagari" style:font-size-complex="28pt"/>
    </style:style>
    <style:style style:name="T81" style:family="text">
      <style:text-properties officeooo:rsid="003d503d"/>
    </style:style>
    <style:style style:name="T82" style:family="text">
      <style:text-properties officeooo:rsid="0039267a"/>
    </style:style>
    <style:style style:name="T83" style:family="text">
      <style:text-properties fo:letter-spacing="0.004cm" fo:font-style="normal" officeooo:rsid="0044c1e9" style:font-style-asian="normal" style:font-style-complex="normal"/>
    </style:style>
    <style:style style:name="T84" style:family="text">
      <style:text-properties fo:letter-spacing="0.004cm" officeooo:rsid="001f87fa"/>
    </style:style>
    <style:style style:name="T85" style:family="text">
      <style:text-properties fo:letter-spacing="0.004cm" officeooo:rsid="00209371"/>
    </style:style>
    <style:style style:name="T86" style:family="text">
      <style:text-properties fo:letter-spacing="0.004cm" officeooo:rsid="003c912b"/>
    </style:style>
    <style:style style:name="T87" style:family="text">
      <style:text-properties fo:letter-spacing="0.021cm" fo:font-style="normal" officeooo:rsid="0044c1e9" style:font-style-asian="normal" style:font-style-complex="normal"/>
    </style:style>
    <style:style style:name="T88" style:family="text">
      <style:text-properties fo:letter-spacing="0.032cm"/>
    </style:style>
    <style:style style:name="T89" style:family="text">
      <style:text-properties fo:letter-spacing="-0.004cm" officeooo:rsid="001f87fa"/>
    </style:style>
    <style:style style:name="T90" style:family="text">
      <style:text-properties fo:letter-spacing="-0.011cm"/>
    </style:style>
    <style:style style:name="T91" style:family="text">
      <style:text-properties fo:letter-spacing="-0.011cm" officeooo:rsid="0046f755"/>
    </style:style>
    <style:style style:name="T92" style:family="text">
      <style:text-properties style:font-name="Marco Polo SC1" fo:font-size="12pt" fo:font-style="normal" officeooo:rsid="003cacbc" style:font-name-asian="Noto Sans CJK SC" style:font-size-asian="28pt" style:font-name-complex="Lohit Devanagari" style:font-size-complex="28pt"/>
    </style:style>
    <style:style style:name="T93" style:family="text">
      <style:text-properties style:font-name="Marco Polo SC1" fo:font-size="12pt" fo:font-style="normal" officeooo:rsid="00408f02" style:font-name-asian="Noto Sans CJK SC" style:font-size-asian="28pt" style:font-name-complex="Lohit Devanagari" style:font-size-complex="28pt"/>
    </style:style>
    <style:style style:name="T94" style:family="text">
      <style:text-properties officeooo:rsid="001f87fa"/>
    </style:style>
    <style:style style:name="T95" style:family="text">
      <style:text-properties officeooo:rsid="00209371"/>
    </style:style>
    <style:style style:name="T96" style:family="text">
      <style:text-properties officeooo:rsid="0046fd74"/>
    </style:style>
    <style:style style:name="Sect1" style:family="section">
      <style:section-properties style:editable="false">
        <style:columns fo:column-count="1" fo:column-gap="0cm"/>
      </style:section-properties>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5"/>
      <text:p text:style-name="P17">ORATIONES CATHOLICAE</text:p>
      <text:p text:style-name="P20"/>
      <text:p text:style-name="P17"/>
      <text:p text:style-name="P16">Trabalho comunitário</text:p>
      <text:p text:style-name="P25">de católicos para católico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ORATIONS CATHOLICAE</text:p>
      <text:p text:style-name="P24">Latim – Português<text:span text:style-name="T6">­</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2"/>
      <text:p text:style-name="P22">ORAÇÕES CATÓLICAS</text:p>
      <text:p text:style-name="P18"/>
      <text:p text:style-name="P1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pan text:style-name="T7">Seja livre para fazer o que bem </text:span><text:span text:style-name="T8">intender com este livro</text:span></text:p>
      <text:p text:style-name="P30">Salus animarum suprema Lex</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table-of-content text:style-name="Sect1" text:name="Table of Contents1">
        <text:table-of-content-source text:outline-level="10">
          <text:index-title-template text:style-name="Título_20_1">SUMÁRIO</text:index-title-template>
          <text:table-of-content-entry-template text:outline-level="1" text:style-name="Título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UMÁRIO</text:p>
          </text:index-title>
        </text:index-body>
      </text:table-of-content>
      <text:p text:style-name="P22"/>
      <text:p text:style-name="P18"/>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90"><text:tab/><text:span text:style-name="T3">Saluete, carissime et carissimaeque</text:span><text:span text:style-name="T9">. Este livro é fruto de um projeto idealizado e realizado por pessoas que têm amor à Tradição da Santa Igreja, e desejam, com pequenas contribuições produzir continuamente um documento acessível a todos, para que nos mantenhamos em contato com a Mãe Igreja, e resgatemos Sua tradição bimilenar.</text:span></text:p>
      <text:p text:style-name="P11"><text:tab/>Esperamos com este projeto poder unir em um só lugar as orações feitas pelos santos de todos os cantos da Terra, para que nossos lábios profiram suas mesmas palavras, e nosso coração se transfigure tal qual o deles.</text:p>
      <text:p text:style-name="P28"><text:span text:style-name="T10"><text:tab/></text:span><text:span text:style-name="T11">Caso quiera fazer parte deste projeto, seja mais do que bem vindo, </text:span><text:span text:style-name="T12">e assim desejar, colocamos seu nome em memória de sua contribuição para este meio de salvação</text:span><text:span text:style-name="T11">. Utilizamos um repositório do GitHub para fazer todo o controle, receber orações ainda não catalogada,</text:span><text:span text:style-name="T12"> gerenciar as diferentes versões do livro e fazer anúncios (ou assim esperamos). Nos acompanhe </text:span><text:span text:style-name="T13">em</text:span><text:span text:style-name="T12">: </text:span><text:span text:style-name="T14">https://github.com/joaopvgus/oracoesCatolicas</text:span><text:span text:style-name="T12">.</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
      <text:p text:style-name="P9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81">Per signum Crucis</text:p>
      <text:p text:style-name="P48">Per signum Crucis de inimicis nostris libera nos Deus noster. <text:span text:style-name="T33">In nomine Patris, et Filii, et Spiritus Sancti. Amen.</text:span></text:p>
      <text:p text:style-name="P48"/>
      <text:p text:style-name="P83">Pater Noster</text:p>
      <text:p text:style-name="P55"><text:span text:style-name="T61">Pater noster, qui es in caelis, </text:span><text:span text:style-name="T62">s</text:span><text:span text:style-name="T61">anctificetur nomen tuum, </text:span><text:span text:style-name="T62">a</text:span><text:span text:style-name="T61">dveniat regnum tuum, </text:span><text:span text:style-name="T62">f</text:span><text:span text:style-name="T61">iat voluntas tua, sicut in caelo, et in terra. Panem nostrum quotidianum da nobis hodie, </text:span><text:span text:style-name="T62">e</text:span><text:span text:style-name="T61">t dimitte nobis debita nostra, sicut et nos dimittimus debitoribus nostris. Et ne nos inducas in tentationem, </text:span><text:span text:style-name="T62">s</text:span><text:span text:style-name="T61">ed líbera nos a malo. Amen.</text:span></text:p>
      <text:p text:style-name="P43"/>
      <text:p text:style-name="P87">Ave Maria</text:p>
      <text:p text:style-name="P41"><text:span text:style-name="T61">Ave Maria, gratia plena, D</text:span><text:span text:style-name="T62">o</text:span><text:span text:style-name="T61">minus tecum. Bened</text:span><text:span text:style-name="T62">i</text:span><text:span text:style-name="T61">cta tu in muli</text:span><text:span text:style-name="T62">e</text:span><text:span text:style-name="T61">ribus, et bened</text:span><text:span text:style-name="T62">i</text:span><text:span text:style-name="T61">ctus fructus ventris tui, Iesus. Sancta Maria, Mater Dei, ora pro nobis peccat</text:span><text:span text:style-name="T62">o</text:span><text:span text:style-name="T61">ribus, nunc, et in hora mortis nostræ. Amen.</text:span></text:p>
      <text:p text:style-name="P38"/>
      <text:p text:style-name="P32">Pelo sinal da (Santa) Cruz</text:p>
      <text:p text:style-name="P48">Pelo sinal da (Santa) Cruz, livrai-nos, Deus, dos nossos inimigos. <text:span text:style-name="T33">Em nome do Pai, do Filho, e do Espírito Santo. Amém.</text:span></text:p>
      <text:p text:style-name="P50"/>
      <text:p text:style-name="P81">Pai Nosso</text:p>
      <text:p text:style-name="P55"><text:span text:style-name="T63">Pai Nosso que estais nos Céus, santificado seja o vosso Nome, venha a nós o </text:span><text:span text:style-name="T65">V</text:span><text:span text:style-name="T63">osso Reino, seja feita a </text:span><text:span text:style-name="T65">V</text:span><text:span text:style-name="T63">ossa vontade assim na terra como no Céu. O pão nosso de cada dia nos dai hoje, perdoai-nos as nossas ofensas assim como nós perdoamos a quem nos tem ofendido. E não nos deixeis cair em tentação, mas livrai-nos do Mal. Amém.</text:span></text:p>
      <text:p text:style-name="P53"/>
      <text:p text:style-name="P73">Ave Maria</text:p>
      <text:p text:style-name="P44">Ave Maria, cheia de graça, o Senhor é convosco. <text:span text:style-name="T32">Bendida sois vós entre as mulheres, e bendito é o fruto do vosso ventre, Jesus. Santa Maria, mãe de Deus, rogai por nós, pecadores, agora, e na hora de nossa morte. Amém.</text:span></text:p>
      <text:p text:style-name="P31"><text:soft-page-break/>Angele Dei</text:p>
      <text:p text:style-name="P42">Angele Dei, qui custos es mei, me tibi commíssum pietáte supérna, illúmina, custódi, rege et gubérna. Amen.</text:p>
      <text:p text:style-name="P42"/>
      <text:p text:style-name="P42"/>
      <text:p text:style-name="P74">Gloria Patri</text:p>
      <text:p text:style-name="P52">Gl<text:span text:style-name="T34">o</text:span>ria Patri, et F<text:span text:style-name="T34">il</text:span>io, et Sp<text:span text:style-name="T34">i</text:span>ritui S<text:span text:style-name="T34">a</text:span>ncto. Sicut erat in princ<text:span text:style-name="T34">i</text:span>pio, et nunc et semper, et in sæcula sæcul<text:span text:style-name="T34">o</text:span>rum. Amen.</text:p>
      <text:p text:style-name="P52"/>
      <text:p text:style-name="P75">Salve Regina</text:p>
      <text:p text:style-name="P12">Salve, Regina, mater misericordiae. Vita, dulcedo, et spes nostra, salve. Ad te clamamus, exsules, filii evae. Ad te suspiramus, gementes et flentes in hac lacrimarum valle. Eia ergo, Advocata nostra, illos tuos misericordes oculos ad nos converte. Et Iesum, benedictum fructum ventris tui, nobis post hoc exsilium ostende. O clemens, O pia, O dulcis Virgo Maria. Ora pro nobis sancta Dei Genetrix. Ut digni efficiamur promissionibus Christi. Amen.</text:p>
      <text:p text:style-name="P88">Anjo da guarda</text:p>
      <text:p text:style-name="P51">Santo anjo do Senhor, meu zeloso guardador, <text:span text:style-name="T35">se/(</text:span>já que<text:span text:style-name="T35">)</text:span> a ti me confiou a Piedade Divina, sempre me rege, guarda, governa e ilumina. Amém.</text:p>
      <text:p text:style-name="P51"/>
      <text:p text:style-name="P75">Glória ao Pai</text:p>
      <text:p text:style-name="P56">Glóia ao Pai, ao Filho e ao Espírito Santo, como era no príncipio, agora e sempre, pelos séculos dos séculos. Amém.</text:p>
      <text:p text:style-name="P56"/>
      <text:p text:style-name="P75">Salve Rainha</text:p>
      <text:p text:style-name="P12">Salve Rainha, Mãe de Misericórdia. Vida, doçura e esperança nossa, salve. A Vós bradamos, os degredados filhos de Eva. A Vós suspiramos, gemendo e chorando neste vale de lágrimas. Eia, pois, advogada nossa, esses Vossos olhos misericordiosos a nós volvei, e, depois desse desterro, mostrai-nos Jesus, bendito fruto do Vosso Ventre. Ó Clemente, Ó Piedosa, Ó Doce Sempre Virgem Maria. Rogai por nós Santa Mãe de Deus, para que sejamos dignos das promessas de Cristo. Amém.</text:p>
      <text:p text:style-name="P34"><text:soft-page-break/>Symbolum Apostolorum</text:p>
      <text:p text:style-name="P57">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57"/>
      <text:p text:style-name="Título_20_2">Symbolum Nicenum-Constantinopolitanum</text:p>
      <text:p text:style-name="P59">Credo in unum Deum, Patrem omnipotentem, Factorem caeli et terrae, visibilium omnium et invisibilium. Et in unum Dominum Iesum Christum, Filium Dei unigenitum et ex Patre natum ante omnia saecula. Deum de Deo, <text:s/><text:span text:style-name="T36">Lumem <text:s/>de</text:span></text:p>
      <text:p text:style-name="P34">Símbolo/<text:span text:style-name="T36">Credo</text:span> dos Apóstolos</text:p>
      <text:p text:style-name="P57">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57"/>
      <text:p text:style-name="P77">Símbolo/Credo Niceno-Constantinopolitano</text:p>
      <text:p text:style-name="P13">Creio em um só Deus, Pai todo-poderoso, Criador do Céu e da Terra, de todas as coisas visíveis e invisíveis. Creio em um só Senhor, Jesus Cristo, Filho Unigénito de Deus, nascido do Pai antes de todos os séculos: Deus de Deus, luz <text:s/>da <text:s/>luz, <text:s/>Deus</text:p>
      <text:p text:style-name="P72"><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60"/>
      <text:p text:style-name="P60"/>
      <text:p text:style-name="P37">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94">Contribuição: Gabriel Miranda de Oli<text:span text:style-name="T52">v</text:span>eira</text:p>
      <text:p text:style-name="P62"/>
      <text:p text:style-name="P62">Método de São Luís Maria Grignion de Montfort</text:p>
      <text:p text:style-name="P62"/>
      <text:p text:style-name="P63">Promessas de Nossa Senhora para quem rezar o Rosário todos os dias.</text:p>
      <text:p text:style-name="P63"/>
      <text:p text:style-name="P63">1ª – Todos os que rezarem o meu Rosário, com constância, receberão graças especiais.</text:p>
      <text:p text:style-name="P63">2ª – Aos que rezarem devotamente o meu Rosário, prometo minha especial proteção e as grandes graças.</text:p>
      <text:p text:style-name="P63">3ª – Os devotos do meu Rosário serão dotados de uma armadura poderosa contra o inferno, pois conseguirão destruir o vício, o pecado e as heresias.</text:p>
      <text:p text:style-name="P63">4ª – Aos que rezarem devotamente o meu Rosário, prometo minha especial proteção e as grandes graças.</text:p>
      <text:p text:style-name="P63">5ª – Toda alma que recorre a mim, por meio da oração do Rosário, jamais será condenada;</text:p>
      <text:p text:style-name="P63">6ª – Todo aquele que rezar devotamente o Rosário e aplicar-se na contemplação dos mistérios da redenção não será atingido por desgraças; não será objeto da justiça divina por meio de castigos e não morrerá impenitente. Se for justo, permanecerá como tal até a morte;</text:p>
      <text:p text:style-name="P63">7ª – Os que realmente se devotarem à prática da oração do Rosário não morrerão sem receber os sacramentos;</text:p>
      <text:p text:style-name="P63">8ª – Todos aqueles que rezarem com fidelidade o meu Rosário terão, durante a vida e no instante da morte, a plenitude das graças, e serão favorecidos com os méritos dos santos;</text:p>
      <text:p text:style-name="P63">9ª – Os devotos do meu Santo Rosário, que forem para o Purgatório, eu os libertarei no mesmo dia.</text:p>
      <text:p text:style-name="P63">10ª – Os devotos do meu Rosário terão grande glória no céu;</text:p>
      <text:p text:style-name="P63"><text:soft-page-break/>11ª – Tudo o que os meus fiéis devotos pedirem, por meio do meu Rosário, será concedido a eles;</text:p>
      <text:p text:style-name="P64">12ª – Aos missionários do meu Santo Rosário, prometo o meu auxílio em todas as suas necessidades;</text:p>
      <text:p text:style-name="P64">13ª – Para todos os devotos do meu Rosário, consegui de meu Filho a intercessão de toda a corte celeste na vida e na morte;</text:p>
      <text:p text:style-name="P64">14ª – Todos os que rezam o meu Rosário são meus filhos e irmãos de Jesus, meu Unigênito;</text:p>
      <text:p text:style-name="P64">15ª – <text:s/>A devoção ao meu Rosário é grande sinal de predestinação (predestinados à salvação).</text:p>
      <text:p text:style-name="P64"/>
      <text:p text:style-name="P182">Per signum Crucis</text:p>
      <text:p text:style-name="P49">Per signum Crucis de inimicis nostris libera nos Deus noster. <text:span text:style-name="T33">In nomine Patris, et Filii, et Spiritus Sancti. Amen.</text:span></text:p>
      <text:p text:style-name="Título_20_2"><draw:line text:anchor-type="paragraph" draw:z-index="0" draw:name="Shape1" draw:style-name="gr1" draw:text-style-name="P205" svg:x1="-0.009cm" svg:y1="0.646cm" svg:x2="12.79cm" svg:y2="0.646cm"><text:p/></draw:line></text:p>
      <text:p text:style-name="P49"/>
      <text:p text:style-name="P49">Uno-me a todos os santos que estão no Céu, a todos os justos que estão sobre a Terra, a todas as almas fiéis que estão neste lugar. Uno-me a Vós, meu Jesus, para louvar dignamente Vossa Santa Mãe, e louvar-Vos a Vós, nela e por Ela. Renuncio a todas as distrações que me vierem durante este Rosário, que quero recitar com modéstia, atenção e devoção, como se fosse o último da minha vida.</text:p>
      <text:p text:style-name="P49"/>
      <text:p text:style-name="P49">Nós Vos oferecemos, Trindade Santíssima, este Credo, para honrar os mistérios todos de nossa Fé; este Pater (Pai Nosso) e estas três Ave-Marias, para honrar a unidade de vossa essência e a trindade de vossas pessoas. Pedimo-Vos uma fé viva, uma esperança firme e uma caridade ardente. <text:span text:style-name="T42">Assim seja</text:span><text:span text:style-name="T37">. </text:span><text:span text:style-name="T39">(os outros repetem)</text:span></text:p>
      <text:p text:style-name="P33">Pelo sinal da (Santa) Cruz</text:p>
      <text:p text:style-name="P49">Pelo sinal da (Santa) Cruz, livrai-nos, Deus, dos nossos inimigos. <text:span text:style-name="T33">Em nome do Pai, do Filho, e do Espírito Santo. Amém.</text:span></text:p>
      <text:p text:style-name="P65"/>
      <text:p text:style-name="P84">­<text:span text:style-name="T38">Intenções</text:span></text:p>
      <text:p text:style-name="P66">Neste momento fazem-se as intenções para este rosário ou terço. Podem ser feitas de forma silenciosa e individual, porém, tendo em vista que o rosário deve ser rezado verbalmente, não é uma má ideia externar seus pedidos a Nossa Senhora.</text:p>
      <text:p text:style-name="P66"/>
      <text:p text:style-name="P67">Lembre-se sempre de rezar pelo Santo Padre, pelo clero, pelas almas do Purgatório e pelos pecadores (antes de qua<text:span text:style-name="T4">l</text:span>quer outro, <text:span text:style-name="T4">por si</text:span> mesmo).</text:p>
      <text:p text:style-name="P14"/>
      <text:p text:style-name="P69"><text:span text:style-name="T44">Em honra de todos os mistérios de nossa fé: </text:span><text:span text:style-name="T40">(reze um Credo, </text:span><text:span text:style-name="T41">ambos foram incluídos na próxima página para </text:span><text:span text:style-name="T68">maior facilidade</text:span><text:span text:style-name="T40">)</text:span></text:p>
      <text:p text:style-name="P95"/>
      <text:p text:style-name="P35"><text:soft-page-break/>Symbolum Apostolorum</text:p>
      <text:p text:style-name="P58">Credo in Deum Patrem omnipotentem, Creatorem caeli et terrae, et in Iesum Christum, Filium Eius unicum, Dominum nostrum, qui conceptus est de Spiritu Sancto, natus ex Maria Virgine, passus sub Pontio Pilato, crucifixus, mortuus, et sepultus, descendit ad ínferos, tertia die resurrexit a mortuis, ascendit ad caelos, sedet ad dexteram Dei Patris omnipotentis, inde venturus est iudicare vivos et mortuos. Credo in Spiritum Sanctum, sanctam Ecclesiam catholicam, sanctorum communionem, remissionem peccatorum, carnis resurrectionem, vitam aeternam. Amen.</text:p>
      <text:p text:style-name="P58"/>
      <text:p text:style-name="P79">Symbolum Nicenum-Constantinopolitanum</text:p>
      <text:p text:style-name="P68"><text:span text:style-name="T44">Credo in unum Deum, Patrem omnipotentem, Factorem caeli et terrae, visibilium omnium et invisibilium. Et in unum Dominum Iesum Christum, Filium Dei unigenitum et ex Patre natum ante </text:span><text:span text:style-name="T53">omnia saecula. Deum de Deo, </text:span><text:span text:style-name="T54">Lumem de</text:span></text:p>
      <text:p text:style-name="P35">Símbolo/<text:span text:style-name="T36">Credo</text:span> dos Apóstolos</text:p>
      <text:p text:style-name="P58">1. Creio em Deus Pai, todo-poderoso, Criador do céu e da terra, e em Jesus Cristo, Seu único Filho, Nosso Senhor, que foi concebido pelo poder do Espírito Santo, nasceu da Virgem Maria, padeceu sob Pôncio Pilatos, foi crucificado, morto e sepultado, desceu à mansão dos mortos, ressuscitou ao terceiro dia, subiu aos Céus, está sentado à direita de Deus Pai todo-poderoso, de onde há de vir a julgar os vivos e os mortos. Creio no Espírito Santo, na Santa Igreja Católica, na comunhão dos Santos, na remissão dos pecados, na ressurreição da carne, na vida eterna. Amém.</text:p>
      <text:p text:style-name="P58"/>
      <text:p text:style-name="P78">Símbolo/Credo Niceno-Constantinopolitano</text:p>
      <text:p text:style-name="P61"><text:span text:style-name="T43">Creio em um só Deus, Pai todo-poderoso, Criador do Céu e da Terra, de todas as coisas visíveis e invisíveis. Creio em um só Senhor, Jesus Cristo, Filho Unigénito de Deus, nascido do Pai antes de todos os </text:span><text:span text:style-name="T61">séculos: Deus de Deus, luz da luz, Deus</text:span></text:p>
      <text:p text:style-name="P153"><text:soft-page-break/>Lumine, Deum verum de Deo vero, genitum, non factum, consubstantialem Patri. Per quem omnia facta sunt, qui propter nos homines et propter nostram salutem, descendit de caelis, et incarnatus est de Spiritu Sancto ex Maria Virgine, et homo factus est. Crucifixus etiam pro nobis sub Pontio Pilato, passus et sepultus est. Et resurrexit tertia die secundum Scripturas, et ascendit in caelum, sedet ad dexteram Patris. Et iterum venturus est cum gloria, iudicare vivos et mortuos, cuius regni non erit finis. Et in Spiritum Sanctum, Dominum et vivificantem, qui ex Patre Filioque procedit, qui cum Patre et Filio simul adoratur et conglorificatur, qui locutus est per prophetas. Et unam sanctam catholicam et apostolicam Ecclesiam. Confiteor unum Baptisma in remissionem peccatorum. Et expecto resurrectionem mortuorum, et vitam venturi saeculi. Amen.</text:p>
      <text:p text:style-name="P96"/>
      <text:p text:style-name="P153">verdadeiro de Deus verdadeiro, gerado, não criado, consubstancial ao Pai. Por Ele todas as coisas foram feitas, e por nós, homens, e para nossa salvação desceu dos Céus, e encarnou pelo Espírito Santo, no seio da Virgem Maria, e se fez homem. Também por nós foi crucificado sob Pôncio Pilatos, padeceu e foi sepultado. Ressuscitou ao terceiro dia, conforme as Escrituras, e subiu aos Céus, onde está sentado à direita do Pai. De novo há-de vir em sua glória para julgar os vivos e os mortos, e o seu Reino não terá fim. Creio no Espírito Santo, Senhor que dá a vida, e procede do Pai e do Filho, e com o Pai e o Filho é adorado e glorificado, Ele que falou pelos Profetas. Creio na Igreja, Una, Santa, Católica e Apostólica. Professo um só batismo para a remissão dos pecados. E espero a ressurreição dos mortos e vida do mundo que há-de vir. Amém.</text:p>
      <text:p text:style-name="P96"/>
      <text:p text:style-name="P154"><text:soft-page-break/>Em honra à unidade de Vossa essência e a trindade de Vossas Pessoas:</text:p>
      <text:p text:style-name="P97"/>
      <text:p text:style-name="P79">Pater Noster</text:p>
      <text:p text:style-name="P54"><text:span text:style-name="T61">Pater noster, qui es in caelis, </text:span><text:span text:style-name="T62">s</text:span><text:span text:style-name="T61">anctificetur nomen tuum, </text:span><text:span text:style-name="T62">a</text:span><text:span text:style-name="T61">dveniat regnum tuum, </text:span><text:span text:style-name="T62">f</text:span><text:span text:style-name="T61">iat voluntas tua, sicut in caelo, et in terra. Panem nostrum quotidianum da nobis hodie, </text:span><text:span text:style-name="T62">e</text:span><text:span text:style-name="T61">t dimitte nobis debita nostra, sicut et nos dimittimus debitoribus nostris. Et ne nos inducas in tentationem, </text:span><text:span text:style-name="T62">s</text:span><text:span text:style-name="T61">ed líbera nos a malo. Amen.</text:span></text:p>
      <text:p text:style-name="P98"/>
      <text:p text:style-name="P98"/>
      <text:p text:style-name="P98">Louvemos a Maria, Filha bem amada do Pai Eterno:</text:p>
      <text:p text:style-name="P98"/>
      <text:p text:style-name="P85">Ave Maria</text:p>
      <text:p text:style-name="P39"><text:span text:style-name="T61">Ave Maria, gratia plena, D</text:span><text:span text:style-name="T62">o</text:span><text:span text:style-name="T61">minus tecum. Bened</text:span><text:span text:style-name="T62">i</text:span><text:span text:style-name="T61">cta tu in muli</text:span><text:span text:style-name="T62">e</text:span><text:span text:style-name="T61">ribus, et bened</text:span><text:span text:style-name="T62">i</text:span><text:span text:style-name="T61">ctus fructus ventris tui, Iesus. Sancta Maria, Mater Dei, ora pro nobis peccat</text:span><text:span text:style-name="T62">o</text:span><text:span text:style-name="T61">ribus, nunc, et in hora mortis nostræ. Amen.</text:span></text:p>
      <text:p text:style-name="P155">Em honra à unidade de Vossa essência e a trindade de Vossas Pessoas:</text:p>
      <text:p text:style-name="P99"/>
      <text:p text:style-name="P80">Pai Nosso</text:p>
      <text:p text:style-name="P54"><text:span text:style-name="T61">Pai Nosso que estais nos Céus, santificado seja o vosso Nome, venha a nós o vosso Reino, seja feita a vossa vontade assim na terra como no Céu. O pão nosso de cada dia nos dai hoje, perdoai-nos as nossas ofensas assim como nós perdoamos a quem nos tem ofendido. </text:span><text:span text:style-name="T63">E</text:span><text:span text:style-name="T61"> não nos deixeis cair em tentação, mas livrai-nos do Mal. </text:span><text:span text:style-name="T63">Amém.</text:span></text:p>
      <text:p text:style-name="P100"/>
      <text:p text:style-name="P100"/>
      <text:p text:style-name="P101">Louvemos a Maria, Filha bem amada do Pai Eterno:</text:p>
      <text:p text:style-name="P101"/>
      <text:p text:style-name="P79">Ave Maria</text:p>
      <text:p text:style-name="P45"><text:span text:style-name="T63">Ave Maria, cheia de graça, o Senhor é convosco. </text:span><text:span text:style-name="T64">Bendida sois vós entre as mulheres, e bendito é o fruto do vosso ventre, Jesus. Santa Maria, mãe de Deus, rogai por nós, pecadores, agora, e na hora de nossa morte. Amém.</text:span></text:p>
      <text:p text:style-name="P156"><text:soft-page-break/>Louvemos a Maria, Mãe admirável de Deus Filho:</text:p>
      <text:p text:style-name="P102"/>
      <text:p text:style-name="P86">Ave Maria</text:p>
      <text:p text:style-name="P40"><text:span text:style-name="T64">Ave Maria, gratia plena, D</text:span><text:span text:style-name="T62">o</text:span><text:span text:style-name="T64">minus tecum. Bened</text:span><text:span text:style-name="T62">i</text:span><text:span text:style-name="T64">cta tu in muli</text:span><text:span text:style-name="T62">e</text:span><text:span text:style-name="T64">ribus, et bened</text:span><text:span text:style-name="T62">i</text:span><text:span text:style-name="T64">ctus fructus ventris tui, Iesus. Sancta Maria, Mater Dei, ora pro nobis peccat</text:span><text:span text:style-name="T62">o</text:span><text:span text:style-name="T64">ribus, nunc, et in hora mortis nostræ. Amen.</text:span></text:p>
      <text:p text:style-name="P168"/>
      <text:p text:style-name="P168"/>
      <text:p text:style-name="P103">Louvemos a Maria, Esposa fidelíssima de Deus Espírito Santo:</text:p>
      <text:p text:style-name="P103"/>
      <text:p text:style-name="P86">Ave Maria</text:p>
      <text:p text:style-name="P40"><text:span text:style-name="T64">Ave Maria, gratia plena, D</text:span><text:span text:style-name="T62">o</text:span><text:span text:style-name="T64">minus tecum. Bened</text:span><text:span text:style-name="T62">i</text:span><text:span text:style-name="T64">cta tu in muli</text:span><text:span text:style-name="T62">e</text:span><text:span text:style-name="T64">ribus, et bened</text:span><text:span text:style-name="T62">i</text:span><text:span text:style-name="T64">ctus fructus ventris tui, Iesus. Sancta Maria, Mater Dei, ora pro nobis peccat</text:span><text:span text:style-name="T62">o</text:span><text:span text:style-name="T64">ribus, nunc, et in hora mortis nostræ. Amen.</text:span></text:p>
      <text:p text:style-name="P156">Louvemos a Maria, Mãe admirável de Deus Filho:</text:p>
      <text:p text:style-name="P102"/>
      <text:p text:style-name="P82">Ave Maria</text:p>
      <text:p text:style-name="P46"><text:span text:style-name="T63">Ave Maria, cheia de graça, o Senhor é convosco. </text:span><text:span text:style-name="T64">Bendida sois vós entre as mulheres, e bendito é o fruto do vosso ventre, Jesus. Santa Maria, mãe de Deus, rogai por nós, pecadores, agora, e na hora de nossa morte. Amém.</text:span></text:p>
      <text:p text:style-name="P103"/>
      <text:p text:style-name="P103"/>
      <text:p text:style-name="P103">Louvemos a Maria, Esposa fidelíssima de Deus Espírito Santo:</text:p>
      <text:p text:style-name="P103"/>
      <text:p text:style-name="P83">Ave Maria</text:p>
      <text:p text:style-name="P47"><text:span text:style-name="T63">Ave Maria, cheia de graça, o Senhor é convosco. </text:span><text:span text:style-name="T64">Bendida sois vós entre as mulheres, e bendito é o fruto do vosso ventre, Jesus. Santa Maria, mãe de Deus, rogai por nós, pecadores, agora, e na hora de nossa morte. Amém.</text:span></text:p>
      <text:p text:style-name="P183">Primeiro mistério go<text:span text:style-name="T5">z</text:span>oso: <text:s text:c="19"/>a anunciação de Maria</text:p>
      <text:p text:style-name="P70">Nós vos oferecemos, Senhor Jesus, esta primeira dezena, em honra a vossa Encarnação no seio de Maria; e vos pedimos, por esse mistério, e por sua intercessão, uma profunda humildade. Assim seja.</text:p>
      <text:p text:style-name="P70"/>
      <text:p text:style-name="P71">In mense autem sexto, missus est angelus Gabriel a Deo in civitatem Galilææ, cui nomen Nazareth, ad virginem desponsatam viro, cui nomen erat Joseph, de domo David; et nomen virginis Maria. Et ingressus angelus ad eam dixit :</text:p>
      <text:p text:style-name="P71"/>
      <text:p text:style-name="P71">“Ave gratia plena Dominus tecum; benedicta tu in mulieribus.”</text:p>
      <text:p text:style-name="P71"/>
      <text:p text:style-name="P71">Quæ cum audisset, turbata est in sermone ejus, et cogitabat qualis esset ista salutatio. Et ait angelus ei:</text:p>
      <text:p text:style-name="P71">“Ne timeas, Maria, invenisti enim gratiam apud Deum. Ecce concipies in utero, et <text:span text:style-name="T69">paries filium, et vocabis nomen ejus Jesum. </text:span><text:span text:style-name="T88">Hic erit magnus, et Filius Altissimi</text:span></text:p>
      <text:p text:style-name="P36">Primeiro mistério go<text:span text:style-name="T5">z</text:span>oso: <text:s text:c="19"/>a anunciação de Maria</text:p>
      <text:p text:style-name="P70">Nós vos oferecemos, Senhor Jesus, esta primeira dezena, em honra a vossa Encarnação no seio de Maria; e vos pedimos, por esse mistério, e por sua intercessão, uma profunda humildade. Assim seja.</text:p>
      <text:p text:style-name="P70"/>
      <text:p text:style-name="P70">Estando Isabel no sexto mês, foi enviado por Deus o anjo Gabriel a uma cidade da Galileia, chamada Nazaré, a uma virgem desposada com um varão, chamado José, da casa de David; o nome da virgem era Maria. Entrando o anjo onde ela estava, disse-Ihe:</text:p>
      <text:p text:style-name="P70">"Deus te salve, cheia de graça; o Senhor é contigo."</text:p>
      <text:p text:style-name="P70"/>
      <text:p text:style-name="P70">Ela, ao ouvir estas palavras, perturbou-se, e discorria pensativa que saudação seria esta. O anjo disse-lhe: </text:p>
      <text:p text:style-name="P129">"Não temas, Maria, pois achaste graça diante de Deus; eis que conceberás no teu <text:span text:style-name="T69">ventre, e darás à luz um filho </text:span><text:span text:style-name="T70">a q</text:span><text:span text:style-name="T69">ue</text:span><text:span text:style-name="T70">m</text:span><text:span text:style-name="T71"> </text:span><text:span text:style-name="T56">porás o nome de Jesus. Será grande, </text:span><text:span text:style-name="T57">será</text:span><text:span text:style-name="T71"> <text:s text:c="7"/></text:span></text:p>
      <text:p text:style-name="P164"><text:soft-page-break/>vocabitur, et dabit illi Dominus Deus sedem David patris ejus; et regnabit in domo Jacob in æternum, et regni ejus non erit finis.”</text:p>
      <text:p text:style-name="P123"/>
      <text:p text:style-name="P142">Dixit autem Maria ad angelum:</text:p>
      <text:p text:style-name="P142">“Quomodo fiet istud, quoniam virum non cognosco?”</text:p>
      <text:p text:style-name="P123"/>
      <text:p text:style-name="P142">Et respondens angelus dixit ei:</text:p>
      <text:p text:style-name="P142">“Spiritus Sanctus superveniet in te, et virtus Altissimi obumbrabit tibi. Ideoque et quod nascetur ex te sanctum, vocabitur Filius Dei. Et ecce Elisabeth cognata tua, et ipsa concepit filium in senectute sua; et hic mensis sextus est illi, quæ vocatur sterilis; quia non erit impossibile apud Deum omne verbum.”</text:p>
      <text:p text:style-name="P123"/>
      <text:p text:style-name="P123"/>
      <text:p text:style-name="P142">Dixit autem Maria:</text:p>
      <text:p text:style-name="P142">“Ecce ancilla Domini, fiat mihi secundum verbum tuum.”</text:p>
      <text:p text:style-name="P142">Et discessit ab illa angelus.</text:p>
      <text:p text:style-name="P143">(Lc 1, 26-38)</text:p>
      <text:p text:style-name="P163">será chamado Filho do Altíssimo, e o Senhor Deus lhe dará o trono de seu pai David; reinará sobre a casa de Jacob eternamente, e o seu reino não terá fim."</text:p>
      <text:p text:style-name="P124"/>
      <text:p text:style-name="P124"><text:span text:style-name="T69">Maria disse ao anjo:</text:span> </text:p>
      <text:p text:style-name="P141">"Como se fará isso, pois eu não conheço varão?"</text:p>
      <text:p text:style-name="P124"/>
      <text:p text:style-name="P141">O anjo respondeu-lhe: </text:p>
      <text:p text:style-name="P141">"O Espírito Santo descerá sobre ti, e a virtude do Altíssimo te cobrirá com a sua sombra; por isso mesmo o Menino que há-de nascer de ti, será santo e será chamado Filho de Deus. Eis que também Isabel, tua parenta, concebeu um filho na sua velhice; e este é o sexto mês da que se dizia estéril; porque a Deus nada é impossível."</text:p>
      <text:p text:style-name="P124"/>
      <text:p text:style-name="P141">Então Maria disse: </text:p>
      <text:p text:style-name="P144">"Eis aqui a serva do Senhor, faça-se em mim a tua palavra."</text:p>
      <text:p text:style-name="P144">E o anjo afastou-se dela.</text:p>
      <text:p text:style-name="P126">(Lc 1, 26-38)</text:p>
      <text:p text:style-name="P83"><text:soft-page-break/>Pater Noster</text:p>
      <text:p text:style-name="P113"><text:span text:style-name="T48">Pater noster, qui es in caelis, </text:span><text:span text:style-name="T47">s</text:span><text:span text:style-name="T48">anctificetur nomen tuum, </text:span><text:span text:style-name="T47">a</text:span><text:span text:style-name="T48">dveniat regnum tuum, </text:span><text:span text:style-name="T47">f</text:span><text:span text:style-name="T48">iat voluntas tua, sicut in caelo, et in terra. Panem nostrum quotidianum da nobis hodie, </text:span><text:span text:style-name="T47">e</text:span><text:span text:style-name="T48">t dimitte nobis debita nostra, sicut et nos dimittimus debitoribus nostris. Et ne nos inducas in tentationem, </text:span><text:span text:style-name="T47">s</text:span><text:span text:style-name="T48">ed líbera nos a malo. Amen.</text:span></text:p>
      <text:p text:style-name="P113"><text:span text:style-name="T48"/></text:p>
      <text:p text:style-name="P87">Ave Maria <text:span text:style-name="T72">(x10)</text:span></text:p>
      <text:p text:style-name="P113"><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13"><text:span text:style-name="T45"/></text:p>
      <text:p text:style-name="P184">Gloria Patri</text:p>
      <text:p text:style-name="P145"><text:span text:style-name="T15">Gl</text:span><text:span text:style-name="T16">o</text:span><text:span text:style-name="T15">ria Patri, et F</text:span><text:span text:style-name="T16">il</text:span><text:span text:style-name="T15">io, et Sp</text:span><text:span text:style-name="T16">i</text:span><text:span text:style-name="T15">ritui S</text:span><text:span text:style-name="T16">a</text:span><text:span text:style-name="T15">ncto. Sicut erat in princ</text:span><text:span text:style-name="T16">i</text:span><text:span text:style-name="T15">pio, et nunc et semper, et in sæcula sæcul</text:span><text:span text:style-name="T16">o</text:span><text:span text:style-name="T15">rum. Amen.</text:span></text:p>
      <text:p text:style-name="P125"/>
      <text:p text:style-name="P127"/>
      <text:p text:style-name="P81">Pai Nosso</text:p>
      <text:p text:style-name="P113"><text:span text:style-name="T48">Pai Nosso que estais nos Céus, santificado seja o vosso Nome, venha a nós o </text:span><text:span text:style-name="T50">V</text:span><text:span text:style-name="T48">osso Reino, seja feita a </text:span><text:span text:style-name="T50">V</text:span><text:span text:style-name="T48">ossa vontade assim na terra como no Céu. O pão nosso de cada dia nos dai hoje, perdoai-nos as nossas ofensas assim como nós perdoamos a quem nos tem ofendido. E não nos deixeis cair em tentação, mas livrai-nos do Mal. Amém.</text:span></text:p>
      <text:p text:style-name="P83">Ave Maria <text:span text:style-name="T5">(x10)</text:span></text:p>
      <text:p text:style-name="P108"><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76">Glória ao Pai</text:p>
      <text:p text:style-name="P107">Glóia ao Pai, ao Filho e ao Espírito Santo, como era no príncipio, agora e sempre, pelos séculos dos séculos. Amém.</text:p>
      <text:p text:style-name="P89"><text:soft-page-break/>Oratio Fatima</text:p>
      <text:p text:style-name="P174"><text:span text:style-name="T45">O </text:span><text:span text:style-name="T46">mi Iesu</text:span><text:span text:style-name="T45">, dimitte nobis debita nostra, libera nos ab igne inferni, conduc in caelum omnes animas, praesertim illas quae maxime indigent misericordia tua.</text:span></text:p>
      <text:p text:style-name="P197">Oratio Fatima (alternativa)</text:p>
      <text:p text:style-name="P171">Domine Iesu, dimitte nobis debita nostra, salva nos ab igne inferiori, perduc in caelum omnes animas, praesertim eas, quae misericordiae tuae maxime indigent.</text:p>
      <text:p text:style-name="P106"/>
      <text:p text:style-name="P106">Graças ao mistério da Encarnação, descei em nossas almas. Assim seja.</text:p>
      <text:p text:style-name="P106"/>
      <text:p text:style-name="P203"><text:span text:style-name="T17">Segundo</text:span><text:span text:style-name="T19"> mistério go</text:span><text:span text:style-name="T20">z</text:span><text:span text:style-name="T19">oso: <text:s text:c="19"/></text:span></text:p>
      <text:p text:style-name="P135"><text:span text:style-name="T19">Visitação de Nossa Senhora <text:s text:c="14"/>à sua prima Isabel</text:span></text:p>
      <text:p text:style-name="P176"><text:span text:style-name="T19"/></text:p>
      <text:p text:style-name="P133"><text:span text:style-name="T19">Nós vos oferecemos, Senhor Jesus, esta segunda dezena, em honra da visitação de vossa santa Mãe à sua prima santa Isabel e da santificação de São João Batista; </text:span><text:span text:style-name="T28">e vos pedimos, por esse mistério e pela </text:span><text:span text:style-name="T29">intercessão </text:span><text:span text:style-name="T21">de vossa Mãe Santíssima, a caridade </text:span><text:span text:style-name="T22">para</text:span><text:span text:style-name="T21"> com o nosso próximo. Assim seja.</text:span></text:p>
      <text:p text:style-name="P202"><text:span text:style-name="T92">Ora</text:span><text:span text:style-name="T93">ção de</text:span><text:span text:style-name="T92"> F</text:span><text:span text:style-name="T93">á</text:span><text:span text:style-name="T92">tima</text:span></text:p>
      <text:p text:style-name="P171">Ó meu bom Jesus, perdoai-nos, livrai-nos do fogo do inferno, levai as almas todas para o céu e socorrei principalmente as que mais precisarem.</text:p>
      <text:p text:style-name="P197">Oração de Fátima(alternativa)</text:p>
      <text:p text:style-name="P177"><text:span text:style-name="T24">Senhor Jesus</text:span><text:span text:style-name="T25">, perdoai-nos, livrai-nos do fogo do inferno, levai as almas todas para o céu e socorrei principalmente as que mais precisarem.</text:span></text:p>
      <text:p text:style-name="P131"/>
      <text:p text:style-name="P116">Graças ao mistério da Encarnação, descei em nossas almas. Assim seja.</text:p>
      <text:p text:style-name="P104"/>
      <text:p text:style-name="P203"><text:span text:style-name="T17">Segundo</text:span><text:span text:style-name="T19"> mistério go</text:span><text:span text:style-name="T20">z</text:span><text:span text:style-name="T19">oso: <text:s text:c="19"/></text:span></text:p>
      <text:p text:style-name="P105"><text:span text:style-name="T82">Visitação de Nossa Senhora <text:s text:c="14"/>à sua prima Isabel</text:span></text:p>
      <text:p text:style-name="P169"/>
      <text:p text:style-name="P132"><text:span text:style-name="T19">Nós vos oferecemos, Senhor Jesus, esta segunda dezena, em honra da visitação de vossa santa Mãe à sua prima santa Isabel e da santificação de São João Batista; </text:span><text:span text:style-name="T28">e vos pedimos, por esse mistério e pela </text:span><text:span text:style-name="T29">intercessão </text:span><text:span text:style-name="T21">de vossa Mãe Santíssima, a caridade par</text:span><text:span text:style-name="T23">a com o nosso próximo. Assim seja.</text:span></text:p>
      <text:p text:style-name="P162"><text:soft-page-break/><text:span text:style-name="T30">Exsurgens autem Maria in diebus illis, abiit in montana cum festinatione, in civitatem Juda. </text:span><text:span text:style-name="T31">E</text:span><text:span text:style-name="T30">et intravit in domum Zachariæ, et salutavit Elisabeth. Et factum est, ut audivit salutationem Mariæ Elisabeth, exsultavit infans in utero ejus, et repleta est Spiritu </text:span><text:span text:style-name="T26">Sancto Elisabeth, et exclamavit voce magna,</text:span><text:span text:style-name="T30"> et dixit :</text:span></text:p>
      <text:p text:style-name="P137"><text:span text:style-name="T30">“Benedicta tu inter mulieres, et benedictus fructus ventris tui. Et unde hoc mihi, ut veniat mater Domini mei ad me ? Ecce enim ut facta est vox salutationis tuæ in auribus meis, exsultavit in gaudio infans in utero meo. Et beata, quæ credidisti, quoniam perficientur ea, quæ dicta sunt tibi a Domino.”</text:span></text:p>
      <text:p text:style-name="P137"><text:span text:style-name="T30"/></text:p>
      <text:p text:style-name="P140"><text:span text:style-name="T30">(Lc 1, 39-45)</text:span></text:p>
      <text:p text:style-name="P138"><text:span text:style-name="T30"/></text:p>
      <text:p text:style-name="P187">Pater Noster</text:p>
      <text:p text:style-name="P111"><text:span text:style-name="T48">Pater noster, qui es in caelis, </text:span><text:span text:style-name="T47">s</text:span><text:span text:style-name="T48">anctificetur nomen tuum, </text:span><text:span text:style-name="T47">a</text:span><text:span text:style-name="T48">dveniat regnum tuum, </text:span><text:span text:style-name="T47">f</text:span><text:span text:style-name="T48">iat voluntas tua, sicut in caelo, et in terra. Panem nostrum qu</text:span><text:span text:style-name="T49">otidiano da nobis hodie, </text:span><text:span text:style-name="T51">et dimitte nobis debtia notra, sicut et nos </text:span><text:span text:style-name="T55">dimittimus debitoribus nostris. Et ne nos</text:span><text:span text:style-name="T49"> </text:span></text:p>
      <text:p text:style-name="P161"><text:span text:style-name="T30">Naqueles dias, levantando-se Maria, foi com pressa às montanhas, a uma cidade de Judá. Entrou em casa de Zacarias, e saudou Isabel. Aconteceu que, apenas Isabel ouviu a saudação de Maria, o menino saltou no seu ventre, e Isabel ficou cheia do Espírito Santo; e exclamou em alta voz: </text:span></text:p>
      <text:p text:style-name="P136"><text:span text:style-name="T30"/></text:p>
      <text:p text:style-name="P136"><text:span text:style-name="T30">"Bendita és tu entre todas as mulheres, e bendito é o fruto do teu ventre, donde a mim esta dita, que a mãe do meu Senhor venha ter comigo? Porque, logo que a voz da tua saudação chegou aos meus ouvidos, o menino saltou de alegria no meu ventre. Bem-aventurada a que acreditou, porque se hão de cumprir as coisas que da parte do Senhor foram ditas.”</text:span></text:p>
      <text:p text:style-name="P139"><text:span text:style-name="T30">(Lc 1, 39-45)</text:span></text:p>
      <text:p text:style-name="P139"><text:span text:style-name="T30"/></text:p>
      <text:p text:style-name="P188">Pai Nosso</text:p>
      <text:p text:style-name="P111"><text:span text:style-name="T48">Pai Nosso que estais nos Céus, santificado seja o vosso Nome, venha a nós o </text:span><text:span text:style-name="T50">V</text:span><text:span text:style-name="T48">osso Reino, seja feita a </text:span><text:span text:style-name="T50">V</text:span><text:span text:style-name="T48">ossa vontade assim na terra como no Céu. O pão nosso de cada </text:span><text:span text:style-name="T51">dia nos dai hoje, perdoai-nos as nossas</text:span><text:span text:style-name="T83"> </text:span><text:span text:style-name="T87">ofensas, assim como nós perdoamos a</text:span></text:p>
      <text:p text:style-name="P157"><text:soft-page-break/><text:span text:style-name="T48">inducas in tentationem, sed líbera nos a malo. Amen.</text:span></text:p>
      <text:p text:style-name="P111"><text:span text:style-name="T48"/></text:p>
      <text:p text:style-name="P111"><text:span text:style-name="T48"/></text:p>
      <text:p text:style-name="P198">Ave Maria <text:span text:style-name="T72">(x10)</text:span></text:p>
      <text:p text:style-name="P114"><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14"><text:span text:style-name="T45"/></text:p>
      <text:p text:style-name="P114"><text:span text:style-name="T45"/></text:p>
      <text:p text:style-name="P185">Gloria Patri</text:p>
      <text:p text:style-name="P122"><text:span text:style-name="T75">Gl</text:span><text:span text:style-name="T76">o</text:span><text:span text:style-name="T75">ria Patri, et F</text:span><text:span text:style-name="T76">il</text:span><text:span text:style-name="T75">io, et Sp</text:span><text:span text:style-name="T76">i</text:span><text:span text:style-name="T75">ritui S</text:span><text:span text:style-name="T76">a</text:span><text:span text:style-name="T75">ncto. Sicut erat in princ</text:span><text:span text:style-name="T76">i</text:span><text:span text:style-name="T75">pio, et nunc et semper, et in sæcula sæcul</text:span><text:span text:style-name="T76">o</text:span><text:span text:style-name="T75">rum. Amen.</text:span></text:p>
      <text:p text:style-name="P122"><text:span text:style-name="T75"/></text:p>
      <text:p text:style-name="P193">Oratio Fatima</text:p>
      <text:p text:style-name="P175"><text:span text:style-name="T73">O </text:span><text:span text:style-name="T74">mi Iesu</text:span><text:span text:style-name="T73">, dimitte nobis debita nostra, libera nos ab igne inferni, conduc in caelum omnes animas, praesertim illas quae maxime indigent misericordia tua.</text:span></text:p>
      <text:p text:style-name="P158"><text:span text:style-name="T48">quem nos tem ofendido. E não nos deixeis cair em tentação, mas livrai-nos do Mal. Amém.</text:span></text:p>
      <text:p text:style-name="P112"><text:span text:style-name="T48"/></text:p>
      <text:p text:style-name="P192">Ave Maria <text:span text:style-name="T5">(x10)</text:span></text:p>
      <text:p text:style-name="P109"><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109"><text:span text:style-name="T45"/></text:p>
      <text:p text:style-name="P190">Glória ao Pai</text:p>
      <text:p text:style-name="P134"><text:span text:style-name="T27">Glóia ao Pai, ao Filho e ao Espírito Santo, como era no príncipio, agora e sempre, pelos séculos dos séculos. Amém.</text:span></text:p>
      <text:p text:style-name="P134"><text:span text:style-name="T27"/></text:p>
      <text:p text:style-name="P193">Oração de Fátima</text:p>
      <text:p text:style-name="P172"><text:span text:style-name="T94">Ó meu bom Jesus, perdoai-nos, livrai-nos do fogo do inferno, levai as almas todas para o céu e socorrei principalmente as que mais precisarem.</text:span></text:p>
      <text:p text:style-name="P172"><text:span text:style-name="T48"/></text:p>
      <text:p text:style-name="P200"><text:soft-page-break/>Oratio Fatima (alternativa)</text:p>
      <text:p text:style-name="P170"><text:span text:style-name="T94">Domine Iesu, dimitte nobis debita nostra, salva nos ab igne inferiori, perduc in caelum omnes animas, praesertim eas, quae misericordiae tuae maxime indigent.</text:span></text:p>
      <text:p text:style-name="P170"/>
      <text:p text:style-name="P173">Graças ao mistério da visitação, descei em nossas almas. Assim seja.</text:p>
      <text:p text:style-name="P173"/>
      <text:p text:style-name="P204"><text:span text:style-name="T18">Terceiro</text:span><text:span text:style-name="T19"> mistério go</text:span><text:span text:style-name="T20">z</text:span><text:span text:style-name="T19">oso: <text:s text:c="19"/></text:span></text:p>
      <text:p text:style-name="P120">Nascimento de Jesus</text:p>
      <text:p text:style-name="P121"/>
      <text:p text:style-name="P117">Nós vos oferecemos, Senhor Jesus, esta terceira dezena, em honra ao vosso nascimento no estábulo de Belém; e vos pedimos, por este mistério e pela intercessão de vossa Mãe Santíssima, o desapego dos bens terrenos e o amor à pobreza. Assim seja.</text:p>
      <text:p text:style-name="P117"/>
      <text:p text:style-name="P117">Factum est autem in diebus illis, exiit edictum a Cæsare Augusto ut describeretur universus orbis. Hæc descriptio prima facta est a præside Syriæ Cyrino : et ibant omnes ut profiterentur singuli in suam <text:span text:style-name="T90">civitatem. Ascendit autem et </text:span><text:span text:style-name="T91">Joseph a <text:s/>Galilæa</text:span></text:p>
      <text:p text:style-name="P200">Oração de Fátima(alternativa)</text:p>
      <text:p text:style-name="P170"><text:span text:style-name="T5">Senhor Jesus</text:span>, perdoai-nos, livrai-nos do fogo do inferno, levai as almas todas para o céu e socorrei principalmente as que mais precisarem.</text:p>
      <text:p text:style-name="P170"/>
      <text:p text:style-name="P173">Graças ao mistério da visitação, descei em nossas almas. Assim seja.</text:p>
      <text:p text:style-name="P173"/>
      <text:p text:style-name="P204"><text:span text:style-name="T18">Terceiro</text:span><text:span text:style-name="T19"> mistério go</text:span><text:span text:style-name="T20">z</text:span><text:span text:style-name="T19">oso: <text:s text:c="19"/></text:span></text:p>
      <text:p text:style-name="P120">Nascimento de Jesus</text:p>
      <text:p text:style-name="P120"/>
      <text:p text:style-name="P118">Nós vos oferecemos, Senhor Jesus, esta terceira dezena, em honra ao vosso nascimento no estábulo de Belém; e vos pedimos, por este mistério e pela intercessão de vossa Mãe Santíssima, o desapego dos bens terrenos e o amor à pobreza. Assim seja.</text:p>
      <text:p text:style-name="P117"/>
      <text:p text:style-name="P117">Naqueles dias, saiu um édito de César Augusto, prescrevendo o recenseamento de todo o mundo. Este recenseamento foi anterior ao que se realizou quando Quirino era governador da Síria. Iam todos recensear-se, cada um à sua cidade. José foi </text:p>
      <text:p text:style-name="P160"><text:soft-page-break/>de civitate Nazareth in Judæam, in civitatem David, quæ vocatur Bethlehem: eo quod esset de domo et familia David, ut profiteretur cum Maria desponsata sibi uxore prægnante. Factum est autem, cum essent ibi, impleti sunt dies ut pareret. Et peperit filium suum primogenitum, et pannis eum involvit, et reclinavit eum in præsepio: quia non erat eis locus in diversorio. Et pastores erant in regione eadem vigilantes, et custodientes vigilias noctis super gregem suum. Et ecce angelus Domini stetit juxta illos, et claritas Dei circumfulsit illos, et timuerunt timore magno. Et dixit illis angelus :</text:p>
      <text:p text:style-name="P119"/>
      <text:p text:style-name="P119">“Nolite timere, ecce enim evangelizo vobis gaudium magnum, quod erit omni populo: quia natus est vobis hodie Salvator, qui est Christus Dominus, in civitate David. Et hoc vobis signum : invenietis infantem pannis involutum, et positum in præsepio.”</text:p>
      <text:p text:style-name="P119"/>
      <text:p text:style-name="P119"/>
      <text:p text:style-name="P119">Et subito facta est cum angelo multitudo militiæ cælestis laudantium Deum, et dicentium :</text:p>
      <text:p text:style-name="P159">também da Galileia, da cidade de Nazaré, à Judeia, à cidade de David, que se chamava Belém, porque era da casa e família de David, para se recensear juntamente com Maria, sua esposa, que estava grávida. Ora, estando ali, aconteceu completarem-se os dias em que devia dar à luz, e deu à luz o seu filho primogênito, e o enfaixou, e o reclinou numa manjedoura, porque não havia lugar para eles na estalagem. Naquela mesma região, havia uns pastores que velavam e faziam de noite a guarda ao seu rebanho. Apareceu-lhes um anjo do Senhor, e a glória do Senhor os envolveu com a sua luz, e tiveram grande temor. Porém o anjo disse-lhes: </text:p>
      <text:p text:style-name="P117">"Não temais, porque eis que vos anuncio uma boa nova, que será de grande alegria para todo o povo: Nasceu-vos hoje na cidade de David um Salvador, que é o Cristo, o Senhor. Eis o que vos servirá de sinal: Encontrareis um Menino envolto em panos, e deitado numa manjedoura."</text:p>
      <text:p text:style-name="P117"/>
      <text:p text:style-name="P117">E subitamente apareceu com o anjo uma multidão da milícia celeste, louvando a Deus, e dizendo:</text:p>
      <text:p text:style-name="P166"><text:soft-page-break/>“Gloria in altissimis Deo, et in terra pax hominibus bonæ voluntatis.”</text:p>
      <text:p text:style-name="P147"/>
      <text:p text:style-name="P147"/>
      <text:p text:style-name="P147">Et factum est, ut discesserunt ab eis angeli in cælum, pastores loquebantur ad invicem:</text:p>
      <text:p text:style-name="P147">“Transeamus usque Bethlehem, et videamus hoc verbum, quod factum est, quod Dominus ostendit nobis.”</text:p>
      <text:p text:style-name="P147"/>
      <text:p text:style-name="P147">Et venerunt festinantes, et invenerunt Mariam, et Joseph, et infantem positum in præsepio. Videntes autem cognoverunt de verbo, quod dictum erat illis de puero hoc. Et omnes qui audierunt, mirati sunt, et de his quæ dicta erant a pastoribus ad ipsos. Maria autem conservabat omnia verba hæc, conferens in corde suo. Et reversi sunt pastores glorificantes et laudantes Deum in omnibus quæ audierant et viderant, sicut dictum est ad illos.</text:p>
      <text:p text:style-name="P149">(Lc 2,1-20)</text:p>
      <text:p text:style-name="P149"/>
      <text:p text:style-name="P195">Pater Noster</text:p>
      <text:p text:style-name="P150"><text:span text:style-name="T94">Pater noster, qui es in caelis, </text:span><text:span text:style-name="T95">s</text:span><text:span text:style-name="T94">anctificetur </text:span><text:span text:style-name="T66">nomen tuum, </text:span><text:span text:style-name="T67">a</text:span><text:span text:style-name="T66">dveniat regnum tuum, </text:span><text:span text:style-name="T67">f</text:span><text:span text:style-name="T66">iat</text:span></text:p>
      <text:p text:style-name="P165">"Glória a Deus no mais alto dos céus, e paz na terra aos homens, objeto da boa vontade (de Deus)."</text:p>
      <text:p text:style-name="P146"/>
      <text:p text:style-name="P146">Depois que os anjos se retiraram deles para o céu, os pastores diziam entre si: </text:p>
      <text:p text:style-name="P146">"Vamos até Belém, e vejamos o que é que lá sucedeu, e o que é que o Senhor nos manifestou."</text:p>
      <text:p text:style-name="P146"/>
      <text:p text:style-name="P147">Foram a toda a pressa, e encontraram Maria, José, e o Menino deitado na manjedoura. Vendo isto, conheceram o que lhes tinha sido dito acerca deste Menino. E todos os que ouviram, se admiraram das coisas que lhes diziam os pastores. Maria conservava todas estas coisas, meditando-as no seu coração. Os pastores voltaram, glorificando e louvando a Deus por tudo o que tinham ouvido e visto, conforme lhes tinha sido dito.</text:p>
      <text:p text:style-name="P148">(Lc 2,1-20)</text:p>
      <text:p text:style-name="P148"/>
      <text:p text:style-name="P189">Pai Nosso</text:p>
      <text:p text:style-name="P150"><text:span text:style-name="T94">Pai Nosso que estais nos Céus, santificado </text:span><text:span text:style-name="T58">seja o vosso Nome, venha a nós o </text:span><text:span text:style-name="T60">V</text:span><text:span text:style-name="T58">osso</text:span></text:p>
      <text:p text:style-name="P167"><text:soft-page-break/><text:span text:style-name="T94">voluntas tua, sicut in caelo, et in terra. Panem nostrum quotidiano da nobis hodie, et dimitte nobis debtia notra, sicut et nos dimittimus debitoribus nostris. Et ne nos inducas in tentationem, sed líbera nos a malo. Amen.</text:span></text:p>
      <text:p text:style-name="P150"/>
      <text:p text:style-name="P199">Ave Maria <text:span text:style-name="T72">(x10)</text:span></text:p>
      <text:p text:style-name="P115"><text:span text:style-name="T45">Ave Maria, gratia plena, D</text:span><text:span text:style-name="T47">o</text:span><text:span text:style-name="T45">minus tecum. Bened</text:span><text:span text:style-name="T47">i</text:span><text:span text:style-name="T45">cta tu in muli</text:span><text:span text:style-name="T47">e</text:span><text:span text:style-name="T45">ribus, et bened</text:span><text:span text:style-name="T47">i</text:span><text:span text:style-name="T45">ctus fructus ventris tui, Iesus. Sancta Maria, Mater Dei, ora pro nobis peccat</text:span><text:span text:style-name="T47">o</text:span><text:span text:style-name="T45">ribus, nunc, et in hora mortis nostræ. Amen.</text:span></text:p>
      <text:p text:style-name="P115"><text:span text:style-name="T45"/></text:p>
      <text:p text:style-name="P115"><text:span text:style-name="T45"/></text:p>
      <text:p text:style-name="P186">Gloria Patri</text:p>
      <text:p text:style-name="P152"><text:span text:style-name="T77">Gl</text:span><text:span text:style-name="T78">o</text:span><text:span text:style-name="T77">ria Patri, et F</text:span><text:span text:style-name="T78">il</text:span><text:span text:style-name="T77">io, et Sp</text:span><text:span text:style-name="T78">i</text:span><text:span text:style-name="T77">ritui S</text:span><text:span text:style-name="T78">a</text:span><text:span text:style-name="T77">ncto. Sicut erat in princ</text:span><text:span text:style-name="T78">i</text:span><text:span text:style-name="T77">pio, et nunc et semper, et in sæcula sæcul</text:span><text:span text:style-name="T78">o</text:span><text:span text:style-name="T77">rum. Amen.</text:span></text:p>
      <text:p text:style-name="P194">Oratio Fatima</text:p>
      <text:p text:style-name="P178"><text:span text:style-name="T79">O </text:span><text:span text:style-name="T80">mi Iesu</text:span><text:span text:style-name="T79">, dimitte nobis debita nostra, libera nos ab igne inferni, conduc in caelum omnes animas, praesertim illas quae maxime indigent misericordia tua.</text:span></text:p>
      <text:p text:style-name="P167">Reino, seja feita a Vossa vontade assim na terra como no Céu. O pão nosso de cada dia nos dai hoje, perdoai-nos as nossas ofensas, assim como nós perdoamos a <text:span text:style-name="T96">quem nos tem ofendido. E não nos deixeis cair em tentação, mas livrai-nos do Mal. Amém.</text:span></text:p>
      <text:p text:style-name="P196">Ave Maria <text:span text:style-name="T5">(x10)</text:span></text:p>
      <text:p text:style-name="P110"><text:span text:style-name="T48">Ave Maria, cheia de graça, o Senhor é convosco. </text:span><text:span text:style-name="T45">Bendida sois vós entre as mulheres, e bendito é o fruto do vosso ventre, Jesus. Santa Maria, mãe de Deus, rogai por nós, pecadores, agora, e na hora de nossa morte. Amém.</text:span></text:p>
      <text:p text:style-name="P110"><text:span text:style-name="T45"/></text:p>
      <text:p text:style-name="P191">Glória ao Pai</text:p>
      <text:p text:style-name="P151"><text:span text:style-name="T89">Glóia ao Pai, ao Filho e ao Espírito Santo, como era no príncipio, agora e sempre, pelos séculos dos séculos. Amém.</text:span></text:p>
      <text:p text:style-name="P194">Oração de Fátima</text:p>
      <text:p text:style-name="P179"><text:span text:style-name="T89">Ó meu bom Jesus, perdoai-nos, livrai-nos do fogo do inferno, levai as almas todas para o céu e socorrei principalmente as que mais precisarem.</text:span></text:p>
      <text:p text:style-name="P201"><text:soft-page-break/>Oratio Fatima (alternativa)</text:p>
      <text:p text:style-name="P180"><text:span text:style-name="T94">Domine Iesu, dimitte nobis debita nostra, salva nos ab igne inferiori, perduc in caelum omnes animas, praesertim eas, quae misericordiae tuae maxime indigent.</text:span></text:p>
      <text:p text:style-name="P180"/>
      <text:p text:style-name="P180">Graças ao mistério do nascimento de Jesus, descei em nossas almas. Assim seja.</text:p>
      <text:p text:style-name="P201">Oração de Fátima(alternativa)</text:p>
      <text:p text:style-name="P180"><text:span text:style-name="T5">Senhor Jesus</text:span><text:span text:style-name="T94">, perdoai-nos, livrai-nos do fogo do inferno, levai as almas todas para o céu e socorrei principalmente as que mais precisarem.</text:span></text:p>
      <text:p text:style-name="P180"><text:span text:style-name="T89"/></text:p>
      <text:p text:style-name="P180"><text:span text:style-name="T94">Graças ao mistério do nascimento de Jesus, descei em nossas almas. Assim sej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slon Antique1" svg:font-family="'Caslon Antique'" style:font-pitch="variable"/>
    <style:font-face style:name="Caslon Antique" svg:font-family="'Caslon Antique'" style:font-adornments="Regular" style:font-pitch="variable"/>
    <style:font-face style:name="Marco Polo SC3" svg:font-family="'Marco Polo SC'" style:font-pitch="variable"/>
    <style:font-face style:name="Marco Polo SC1" svg:font-family="'Marco Polo SC'" style:font-adornments="Italic" style:font-pitch="variable"/>
    <style:font-face style:name="Marco Polo SC2" svg:font-family="'Marco Polo SC'" style:font-adornments="Regular" style:font-pitch="variable"/>
    <style:font-face style:name="Liberation Serif" svg:font-family="'Liberation Serif'" style:font-family-generic="roman" style:font-pitch="variable"/>
    <style:font-face style:name="Marco Polo SC" svg:font-family="'Marco Polo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ab-stops/>
      </style:paragraph-properties>
      <style:text-properties style:font-name="Caslon Antique" fo:font-family="'Caslon Antique'"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399cm" style:type="center"/>
          <style:tab-stop style:position="12.801cm" style:type="right"/>
        </style:tab-stops>
      </style:paragraph-properties>
      <style:text-properties style:font-name="Marco Polo SC2" fo:font-family="'Marco Polo SC'" style:font-style-name="Regular" style:font-pitch="variable" fo:font-size="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1" style:display-name="Título 1" style:family="paragraph" style:parent-style-name="Title" style:master-page-name="">
      <style:paragraph-properties style:page-number="auto">
        <style:tab-stops/>
      </style:paragraph-properties>
      <style:text-properties style:font-name="Marco Polo SC1" fo:font-family="'Marco Polo SC'" style:font-style-name="Italic" style:font-pitch="variable" fo:font-size="14pt" fo:font-style="normal"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master-page-name="">
      <style:paragraph-properties fo:text-align="start" style:justify-single-word="false" style:page-number="auto" text:number-lines="false" text:line-number="0" style:snap-to-layout-grid="false">
        <style:tab-stops>
          <style:tab-stop style:position="6.399cm" style:type="center"/>
          <style:tab-stop style:position="12.801cm" style:type="right"/>
        </style:tab-stops>
      </style:paragraph-properties>
      <style:text-properties fo:text-transform="lowercase" style:font-name="Marco Polo SC2" fo:font-family="'Marco Polo SC'" style:font-style-name="Regular" style:font-pitch="variable"/>
    </style:style>
    <style:style style:name="Título_20_2" style:display-name="Título 2" style:family="paragraph" style:parent-style-name="Título_20_1" style:next-style-name="Text_20_body" style:master-page-name="">
      <style:paragraph-properties style:page-number="auto">
        <style:tab-stops/>
      </style:paragraph-properties>
      <style:text-properties fo:font-size="12pt" fo:font-weight="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2.8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ítulo_20_1">
      <style:text-properties fo:font-weight="bold" officeooo:rsid="001e27d2" officeooo:paragraph-rsid="001d0729" style:font-weight-asian="bold" style:font-weight-complex="bold"/>
    </style:style>
    <style:style style:name="MP2" style:family="paragraph" style:parent-style-name="Footer">
      <style:paragraph-properties fo:text-align="center" style:justify-single-word="false"/>
      <style:text-properties style:font-name="Marco Polo SC3" fo:font-size="8pt" officeooo:rsid="0021b0d2" officeooo:paragraph-rsid="0021b0d2" style:font-size-asian="8pt" style:font-size-complex="8pt"/>
    </style:style>
    <style:style style:name="MP3" style:family="paragraph" style:parent-style-name="Header">
      <style:paragraph-properties fo:text-align="start" style:justify-single-word="false"/>
      <style:text-properties officeooo:paragraph-rsid="0021b0d2"/>
    </style:style>
    <style:style style:name="MP4" style:family="paragraph" style:parent-style-name="Footer">
      <style:paragraph-properties fo:text-align="center" style:justify-single-word="false"/>
      <style:text-properties style:font-name="Marco Polo SC3" officeooo:rsid="0021b0d2" officeooo:paragraph-rsid="0021b0d2"/>
    </style:style>
    <style:style style:name="MP5" style:family="paragraph" style:parent-style-name="Título_20_1">
      <style:text-properties style:font-name="Marco Polo SC3" fo:font-weight="bold" officeooo:rsid="001d0729" officeooo:paragraph-rsid="001d0729" style:font-weight-asian="bold" style:font-weight-complex="bold"/>
    </style:style>
    <style:style style:name="MP6" style:family="paragraph" style:parent-style-name="Footer">
      <style:text-properties officeooo:rsid="001d0729" officeooo:paragraph-rsid="001d0729"/>
    </style:style>
    <style:style style:name="MP7" style:family="paragraph" style:parent-style-name="Título_20_1">
      <style:text-properties fo:font-weight="bold" officeooo:rsid="0030c924" officeooo:paragraph-rsid="0030c924" style:font-weight-asian="bold" style:font-weight-complex="bold"/>
    </style:style>
    <style:style style:name="MP8" style:family="paragraph" style:parent-style-name="Header">
      <style:text-properties style:text-underline-style="solid" style:text-underline-width="auto" style:text-underline-color="font-color" officeooo:rsid="003146c3" officeooo:paragraph-rsid="003146c3"/>
    </style:style>
    <style:style style:name="MP9" style:family="paragraph" style:parent-style-name="Header">
      <style:text-properties style:text-underline-style="solid" style:text-underline-width="auto" style:text-underline-color="font-color" officeooo:rsid="003146c3" officeooo:paragraph-rsid="0032ea28"/>
    </style:style>
    <style:style style:name="MP10" style:family="paragraph" style:parent-style-name="Text_20_body">
      <style:paragraph-properties fo:text-align="center" style:justify-single-word="false"/>
      <style:text-properties style:font-name="Marco Polo SC3" fo:font-weight="bold" officeooo:rsid="0039267a" officeooo:paragraph-rsid="0039267a" style:font-weight-asian="bold" style:font-weight-complex="bold"/>
    </style:style>
    <style:style style:name="MP11" style:family="paragraph" style:parent-style-name="Header">
      <style:text-properties style:text-underline-style="solid" style:text-underline-width="auto" style:text-underline-color="font-color"/>
    </style:style>
    <style:style style:name="MP12" style:family="paragraph" style:parent-style-name="Text_20_body">
      <style:paragraph-properties fo:text-align="center" style:justify-single-word="false"/>
      <style:text-properties style:font-name="Marco Polo SC3" fo:font-weight="bold" officeooo:rsid="0039267a" officeooo:paragraph-rsid="003d503d" style:font-weight-asian="bold" style:font-weight-complex="bold"/>
    </style:style>
    <style:style style:name="MT1" style:family="text">
      <style:text-properties style:font-name="Marco Polo SC3" style:text-underline-style="solid" style:text-underline-width="auto" style:text-underline-color="font-color" officeooo:rsid="0021b0d2"/>
    </style:style>
    <style:style style:name="MT2" style:family="text">
      <style:text-properties style:font-name="Marco Polo SC3" officeooo:rsid="0021b0d2"/>
    </style:style>
    <style:style style:name="MT3" style:family="text">
      <style:text-properties officeooo:rsid="003867ba"/>
    </style:style>
    <style:style style:name="MT4" style:family="text">
      <style:text-properties officeooo:rsid="003d503d"/>
    </style:style>
    <style:style style:name="MT5" style:family="text">
      <style:text-properties officeooo:rsid="003cacbc"/>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righ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3">
      <style:page-layout-properties fo:page-width="14.801cm" fo:page-height="21.001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sep style:width="0.009cm" style:color="#000000" style:height="100%" style:style="solid"/>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14">
      <style:page-layout-properties fo:page-width="14.801cm" fo:page-height="21.001cm" style:num-format="I" style:print-orientation="portrait" fo:margin-top="1cm" fo:margin-bottom="1cm" fo:margin-left="1cm" fo:margin-right="1cm" style:writing-mode="lr-tb" style:footnote-max-height="0cm">
        <style:columns fo:column-count="2" fo:column-gap="0.497cm">
          <style:column-sep style:width="0.009cm" style:color="#000000" style:height="100%" style:style="solid"/>
          <style:column style:rel-width="3628*" fo:start-indent="0cm" fo:end-indent="0.249cm"/>
          <style:column style:rel-width="3629*"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true" draw:fill="none"/>
      </style:footer-style>
    </style:page-layout>
  </office:automatic-styles>
  <office:master-styles>
    <style:master-page style:name="Standard" style:page-layout-name="Mpm1"/>
    <style:master-page style:name="Capítulo_20_2_20_-_20_Orações_20_básicas_20_para_20_todo_20_católico" style:display-name="Capítulo 2 - Orações básicas para todo católico" style:page-layout-name="Mpm2" style:next-style-name="Capítulo_20_2_20_cont._20_-_20_Orações_20_básicas_20_para_20_todo_20_católico">
      <style:header>
        <text:p text:style-name="MP1">ORAÇÕES BÁSICAS PARA TODO CATÓLICO</text:p>
      </style:header>
      <style:footer>
        <text:p text:style-name="MP2"><text:page-number text:select-page="current">XIII</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Footnote" style:page-layout-name="Mpm8"/>
    <style:master-page style:name="Endnote" style:page-layout-name="Mpm8"/>
    <style:master-page style:name="Landscape" style:page-layout-name="Mpm9"/>
    <style:master-page style:name="Capítulo_20_2_20_cont._20_-_20_Orações_20_básicas_20_para_20_todo_20_católico" style:display-name="Capítulo 2 cont. - Orações básicas para todo católico" style:page-layout-name="Mpm2">
      <style:header>
        <text:p text:style-name="MP3"><text:span text:style-name="MT1"><text:s text:c="38"/>orações básicas para todo católico <text:s text:c="36"/></text:span><text:span text:style-name="MT2"><text:s/></text:span></text:p>
      </style:header>
      <style:footer>
        <text:p text:style-name="MP4"><text:page-number text:select-page="current">XVI</text:page-number></text:p>
      </style:footer>
    </style:master-page>
    <style:master-page style:name="Capítulo_20_1_20_-_20_Introdução" style:display-name="Capítulo 1 - Introdução" style:page-layout-name="Mpm10" style:next-style-name="Capítulo_20_1_20_cont._20_-_20_Introdução">
      <style:header>
        <text:p text:style-name="MP5">INTRODUÇÃO</text:p>
      </style:header>
      <style:footer>
        <text:p text:style-name="MP4"><text:page-number text:select-page="current">XI</text:page-number></text:p>
      </style:footer>
    </style:master-page>
    <style:master-page style:name="Capítulo_20_1_20_cont._20_-_20_Introdução" style:display-name="Capítulo 1 cont. - Introdução" style:page-layout-name="Mpm11">
      <style:footer>
        <text:p text:style-name="MP6"/>
      </style:footer>
    </style:master-page>
    <style:master-page style:name="Capítulo_20_3_20_-_20_Santo_20_Rosário" style:display-name="Capítulo 3 - Santo Rosário" style:page-layout-name="Mpm10" style:next-style-name="Capítulo_20_3_20_cont._20_-_20_Santo_20_Rosário">
      <style:header>
        <text:p text:style-name="MP7">O SANTO RO<text:span text:style-name="MT3">SÁ</text:span>RIO</text:p>
      </style:header>
      <style:footer>
        <text:p text:style-name="Footer"><text:page-number text:select-page="current">XVII</text:page-number></text:p>
      </style:footer>
    </style:master-page>
    <style:master-page style:name="Capítulo_20_3_20_cont._20_-_20_Santo_20_Rosário" style:display-name="Capítulo 3 cont. - Santo Rosário" style:page-layout-name="Mpm12">
      <style:header>
        <text:p text:style-name="MP8"><text:s text:c="52"/>O SANTo rosário <text:s text:c="51"/></text:p>
      </style:header>
      <style:footer>
        <text:p text:style-name="Footer"><text:page-number text:select-page="current">XVIII</text:page-number></text:p>
      </style:footer>
    </style:master-page>
    <style:master-page style:name="Capítulo_20_3_20_cont_20_._20_2_20_-_20_O_20_Santo_20_Rosário" style:display-name="Capítulo 3 cont . 2 - O Santo Rosário" style:page-layout-name="Mpm2">
      <style:header>
        <text:p text:style-name="MP9"><text:s text:c="52"/>O SANTo rosário <text:s text:c="51"/></text:p>
      </style:header>
      <style:footer>
        <text:p text:style-name="Footer"><text:page-number text:select-page="current">XXIII</text:page-number></text:p>
      </style:footer>
    </style:master-page>
    <style:master-page style:name="Capítulo_20_3_20_mist._20_gos." style:display-name="Capítulo 3 mist. gos." style:page-layout-name="Mpm13" style:next-style-name="Capítulo_20_3_20_mist._20_gos._20_cont.">
      <style:header>
        <text:p text:style-name="MP10">MISTÉRIOS GO<text:span text:style-name="MT4">Z</text:span>OSOS (TERÇA-FEIRA E QUINTA-FEIRA)</text:p>
      </style:header>
      <style:footer>
        <text:p text:style-name="Footer"><text:page-number text:select-page="current">XXIV</text:page-number></text:p>
      </style:footer>
    </style:master-page>
    <style:master-page style:name="Capítulo_20_3_20_mist._20_gos._20_cont." style:display-name="Capítulo 3 mist. gos. cont." style:page-layout-name="Mpm2">
      <style:header>
        <text:p text:style-name="MP11"><text:s text:c="12"/>O Santo rosário (mistérios go<text:span text:style-name="MT5">z</text:span>osos – segunda-feira e quinta-feira) <text:s text:c="10"/></text:p>
      </style:header>
      <style:footer>
        <text:p text:style-name="Footer"><text:page-number text:select-page="current">XXXIV</text:page-number></text:p>
      </style:footer>
    </style:master-page>
    <style:master-page style:name="Catítulo_20_3_20_mist._20_dol." style:display-name="Catítulo 3 mist. dol." style:page-layout-name="Mpm14">
      <style:header>
        <text:p text:style-name="MP12">MISTÉRIOS <text:span text:style-name="MT4">DOLOROSOS </text:span>(TERÇA-FEIRA E QUINTA-FEIRA)</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14:25:24.952711382</meta:creation-date>
    <dc:date>2022-04-23T11:01:34.116002587</dc:date>
    <meta:editing-duration>PT1H5M11S</meta:editing-duration>
    <meta:editing-cycles>16</meta:editing-cycles>
    <meta:generator>LibreOffice/6.4.7.2$Linux_X86_64 LibreOffice_project/40$Build-2</meta:generator>
    <meta:document-statistic meta:table-count="0" meta:image-count="0" meta:object-count="0" meta:page-count="34" meta:paragraph-count="261" meta:word-count="5503" meta:character-count="33235" meta:non-whitespace-character-count="27498"/>
  </office:meta>
</office:document-meta>
</file>